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4.705cm"/>
    </style:style>
    <style:style style:name="co2" style:family="table-column">
      <style:table-column-properties fo:break-before="auto" style:column-width="4.6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12cm"/>
    </style:style>
    <style:style style:name="co5" style:family="table-column">
      <style:table-column-properties fo:break-before="auto" style:column-width="5.235cm"/>
    </style:style>
    <style:style style:name="co6" style:family="table-column">
      <style:table-column-properties fo:break-before="auto" style:column-width="8.737cm"/>
    </style:style>
    <style:style style:name="co7" style:family="table-column">
      <style:table-column-properties fo:break-before="auto" style:column-width="8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9.1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e9e9e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ídia Ninja com a palavra-chave Dilma- text 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4"/>
        <table:table-row table:style-name="ro1">
          <table:table-cell table:style-name="ce1" office:value-type="string" calcext:value-type="string">
            <text:p>Tweet</text:p>
          </table:table-cell>
          <table:table-cell table:style-name="ce1" office:value-type="string" calcext:value-type="string">
            <text:p>D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Brasil escolheu, é Dilma! http://t.co/9CFSQXe84j</text:p>
          </table:table-cell>
          <table:table-cell table:style-name="ce2" office:value-type="string" calcext:value-type="string">
            <text:p>2014-10-26 22:43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trocessos nos direitos indígenas são reivindicados com arco e flecha em ato simbólico hoje - http://t.co/cQt7PnhEiq http://t.co/oJwT0u8rgL</text:p>
          </table:table-cell>
          <table:table-cell table:style-name="ce2" office:value-type="string" calcext:value-type="string">
            <text:p>2014-12-04 23:39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Uniendo estos esplendorosos Brasiles". Cómo piensa el nuevo Ministro de Cultura de Dilma. La cobertura x @MidiaNINJA http://t.co/A4VvPm2jhc</text:p>
          </table:table-cell>
          <table:table-cell table:style-name="ce2" office:value-type="string" calcext:value-type="string">
            <text:p>2015-01-14 19:35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Dilma foi derrotada por Cunha, as mulheres brasileiras também' diz coordenadora da Marcha Mundial das Mulheres – http://t.co/8zgamWliCf</text:p>
          </table:table-cell>
          <table:table-cell table:style-name="ce2" office:value-type="string" calcext:value-type="string">
            <text:p>2015-02-02 21:22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BATE: Governo Dilma e movimentos sociais com MTST, UNE e MST http://t.co/08HWWUA6MX #debate #crisepolitica</text:p>
          </table:table-cell>
          <table:table-cell table:style-name="ce2" office:value-type="string" calcext:value-type="string">
            <text:p>2015-02-11 21:28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BATE: Governo Dilma e movimentos sociais com MTST, UNE e MST http://t.co/ylqEIKg4Wl #debate #crisepolitica</text:p>
          </table:table-cell>
          <table:table-cell table:style-name="ce2" office:value-type="string" calcext:value-type="string">
            <text:p>2015-02-11 21:51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debate "Dilma e os movimentos sociais" abre para perguntas dos participantes. Envie a sua e continue assistindo: http://t.co/EZkjKLSJQJ</text:p>
          </table:table-cell>
          <table:table-cell table:style-name="ce2" office:value-type="string" calcext:value-type="string">
            <text:p>2015-02-11 22:18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@diImabr : A nova inimiga do @DepEduardoCunha http://t.co/6oEPL0gZpi @revistaforum http://t.co/LI1HeHOXhW</text:p>
          </table:table-cell>
          <table:table-cell table:style-name="ce2" office:value-type="string" calcext:value-type="string">
            <text:p>2015-07-27 04:31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os próximos dias, o objetivo da direita é derrubar o governo Dilma" #DesligaTV &amp;gt;&amp;gt; https://t.co/L2foEVaA5D</text:p>
          </table:table-cell>
          <table:table-cell table:style-name="ce2" office:value-type="string" calcext:value-type="string">
            <text:p>2016-03-13 20:59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bre o vazamento da conversa entre Dilma e Lula, além de ñ ter nada d ilegal é crime contra a república.“É grave! É ilegal!” #MoroExonerado</text:p>
          </table:table-cell>
          <table:table-cell table:style-name="ce2" office:value-type="string" calcext:value-type="string">
            <text:p>2016-03-16 23:28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xinha News: "Em gravação Moro descobre que Lula chama Dilma de Querida"</text:p>
          </table:table-cell>
          <table:table-cell table:style-name="ce2" office:value-type="string" calcext:value-type="string">
            <text:p>2016-03-17 00:13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s dificuldades costumam trazer oportunidades" Dilma na cerimônia de posse do #MinistroLula #NaoVaiTerGolpe</text:p>
          </table:table-cell>
          <table:table-cell table:style-name="ce2" office:value-type="string" calcext:value-type="string">
            <text:p>2016-03-17 13:57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 gritaria golpista não vai me tirar do rumo e não vai colocar nosso povo de joelhos" Dilma na posse do #LulaMinistro #NaoVaiTerGolpe</text:p>
          </table:table-cell>
          <table:table-cell table:style-name="ce2" office:value-type="string" calcext:value-type="string">
            <text:p>2016-03-17 14:06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criminalizarem Dilma e deslegitimarem seu governo estão também exercendo o preconceito contra as mulheres! https://t.co/3xY8JOoMPq</text:p>
          </table:table-cell>
          <table:table-cell table:style-name="ce2" office:value-type="string" calcext:value-type="string">
            <text:p>2016-03-17 17:00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ódio contamina o país, estimulado pelos que querem derrubar Dilma e retroceder em direitos. #NãoVaiTerGolpe https://t.co/4tEmLQb5C3</text:p>
          </table:table-cell>
          <table:table-cell table:style-name="ce2" office:value-type="string" calcext:value-type="string">
            <text:p>2016-03-17 21:15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zil’s judiciary is in danger of turning the clock back on democracy https://t.co/vXN0sUnLGh #VemPraDemocracia</text:p>
          </table:table-cell>
          <table:table-cell table:style-name="ce2" office:value-type="string" calcext:value-type="string">
            <text:p>2016-03-18 22:38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me on @nytimes for the poor story published today. Read todays @guardian to be informed https://t.co/vXN0sUnLGh #VemPraDemocracia #Brazil</text:p>
          </table:table-cell>
          <table:table-cell table:style-name="ce2" office:value-type="string" calcext:value-type="string">
            <text:p>2016-03-18 22:49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Terça estarei preparado para servir a presidenta Dilma porque sei que estarei servindo ao povo brasileiro" - Lula https://t.co/n9weWku1kR</text:p>
          </table:table-cell>
          <table:table-cell table:style-name="ce2" office:value-type="string" calcext:value-type="string">
            <text:p>2016-03-18 22:51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rem combater a corrupção? Fala pro Cunha aprovar o conjunto de propostas que a Dilma enviou pro Congresso https://t.co/ElJLhsgvsI</text:p>
          </table:table-cell>
          <table:table-cell table:style-name="ce2" office:value-type="string" calcext:value-type="string">
            <text:p>2016-03-19 00:47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edido de impeachment de Dilma Rousseff não tem NADA A VER com a Operação Lava Jato - https://t.co/1MMeQuqTZB</text:p>
          </table:table-cell>
          <table:table-cell table:style-name="ce2" office:value-type="string" calcext:value-type="string">
            <text:p>2016-03-28 17:14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mos um grupo d mulheres sororárias,trazendo nossa declaração d apoio a vc,presidente Dilma https://t.co/jahEAfDN4h https://t.co/6jBOIiE4XA</text:p>
          </table:table-cell>
          <table:table-cell table:style-name="ce2" office:value-type="string" calcext:value-type="string">
            <text:p>2016-03-30 23:53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aís mergulhou no abismo da intolerância e a mídia constrói uma farsa para justificar um golpe de Estado. https://t.co/BY01hYXZB2</text:p>
          </table:table-cell>
          <table:table-cell table:style-name="ce2" office:value-type="string" calcext:value-type="string">
            <text:p>2016-03-31 04:50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ndres\nKeep Dilma and Carry on! \n#BrasilContraOGolpe #MundoContraOGolpe\nFoto: Ali Rocha https://t.co/fEO4c5CUMY</text:p>
          </table:table-cell>
          <table:table-cell table:style-name="ce2" office:value-type="string" calcext:value-type="string">
            <text:p>2016-04-01 02:0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capa da ISTOÉ não é só contra a Dilma, mas contra a condição feminina, contra todas as mulheres. #IstoÉMachismo</text:p>
          </table:table-cell>
          <table:table-cell table:style-name="ce2" office:value-type="string" calcext:value-type="string">
            <text:p>2016-04-02 18:41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advogado-geral da União José Eduardo Cardozo entrega defesa da presidente Dilma à Comissão Especial de Impeachment https://t.co/CkdEg56dWN</text:p>
          </table:table-cell>
          <table:table-cell table:style-name="ce2" office:value-type="string" calcext:value-type="string">
            <text:p>2016-04-04 20:44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dozo entrega defesa de Dilma à Comissão Especial de Impeachment #LegalidadeSimGolpeNão https://t.co/80VKesVEnP</text:p>
          </table:table-cell>
          <table:table-cell table:style-name="ce2" office:value-type="string" calcext:value-type="string">
            <text:p>2016-04-04 21:57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“O que se faz com a Dilma nessa hora chegou a um nível de estupro político, defender uma democracia é defender a figura da presidenta.”</text:p>
          </table:table-cell>
          <table:table-cell table:style-name="ce2" office:value-type="string" calcext:value-type="string">
            <text:p>2016-04-07 15:05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 ai ai ai, Dilma fica Cunha cai! Ato das mulheres agora em BSB: https://t.co/fG5x09Edal</text:p>
          </table:table-cell>
          <table:table-cell table:style-name="ce2" office:value-type="string" calcext:value-type="string">
            <text:p>2016-04-07 15:06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ós,mulheres,neste país, queremos dizer-lhe o seguinte Dilma:esses adversários são também nossos!" Rita Sipahi, rep. do Mulheres Anistiadas</text:p>
          </table:table-cell>
          <table:table-cell table:style-name="ce2" office:value-type="string" calcext:value-type="string">
            <text:p>2016-04-07 15:12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 vou pedir pros companheiros do protocolo que fiquem MUITO calmos. - Dilma #MulheresPelaDemocracia https://t.co/oQSw0aY4Sl</text:p>
          </table:table-cell>
          <table:table-cell table:style-name="ce2" office:value-type="string" calcext:value-type="string">
            <text:p>2016-04-07 15:56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O apoio não é a mim mas um apoio ao que eu represento, a democracia!" Dilma #MulheresPelaDemocracia https://t.co/BAIEAcntgp</text:p>
          </table:table-cell>
          <table:table-cell table:style-name="ce2" office:value-type="string" calcext:value-type="string">
            <text:p>2016-04-07 16:01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Eu recebei simbólicos e fortes abraços calorosos que me encheram de esperança - Dilma https://t.co/xPlbvWSCmo #MulheresPelaDemocracia</text:p>
          </table:table-cell>
          <table:table-cell table:style-name="ce2" office:value-type="string" calcext:value-type="string">
            <text:p>2016-04-07 16:04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j,com a energia e a força q esse plenário demonstrou...vcs me trazem muita confiança!-Dilma #MulheresPelaDemocracia https://t.co/Ow1tOryXUI</text:p>
          </table:table-cell>
          <table:table-cell table:style-name="ce2" office:value-type="string" calcext:value-type="string">
            <text:p>2016-04-07 16:06:2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ntar derrubar uma presidente sem crime d responsabilidade é um insulto aos eleitores-Dilma\n#MulheresPelaDemocracia https://t.co/CYtbRgwCMD</text:p>
          </table:table-cell>
          <table:table-cell table:style-name="ce2" office:value-type="string" calcext:value-type="string">
            <text:p>2016-04-07 16:08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queles q tentam promover um golpe no Brasil parecem ñ perceber q são imensos os riscos a q submeterão o País- Dilma #MulheresPelaDemocracia</text:p>
          </table:table-cell>
          <table:table-cell table:style-name="ce2" office:value-type="string" calcext:value-type="string">
            <text:p>2016-04-07 16:11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eito voto, fim das pautas bomba no Congresso, unidade para aprovação de reformas, preservação direitos - Dilma #MulheresPelaDemocracia</text:p>
          </table:table-cell>
          <table:table-cell table:style-name="ce2" office:value-type="string" calcext:value-type="string">
            <text:p>2016-04-07 16:12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 intolerância e o ódio ñ servem a um governo responsável.Tenho responsabilidade c o país e com a democracia" Dilma #MulheresPelaDemocracia</text:p>
          </table:table-cell>
          <table:table-cell table:style-name="ce2" office:value-type="string" calcext:value-type="string">
            <text:p>2016-04-07 16:13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 maior de todas as leis no Br é a nossa Constituição" - Dilma \nImpeachment s/ crime de responsabilidade é golpe! #MulheresPelaDemocracia</text:p>
          </table:table-cell>
          <table:table-cell table:style-name="ce2" office:value-type="string" calcext:value-type="string">
            <text:p>2016-04-07 16:16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ca Dilma e melhore! Governe para a esquerda, que foi quem te elegeu! @gduvivier no #CulturaPelaDemocracia #RJ https://t.co/MNzWcd94Iu</text:p>
          </table:table-cell>
          <table:table-cell table:style-name="ce2" office:value-type="string" calcext:value-type="string">
            <text:p>2016-04-11 22:01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unca votei em Dilma. Mas 54 milhões de outros brasileiros votaram" @WagnerMouraReal #CulturaPelaDemocracia</text:p>
          </table:table-cell>
          <table:table-cell table:style-name="ce2" office:value-type="string" calcext:value-type="string">
            <text:p>2016-04-11 22:50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s precisam cortar os direitos dos trabalhadores, pra isso o Gov Dilma é um empecilho. - Stédile, do @MST_Oficial https://t.co/YzpCFMhzQM</text:p>
          </table:table-cell>
          <table:table-cell table:style-name="ce2" office:value-type="string" calcext:value-type="string">
            <text:p>2016-04-15 18:34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lo futuro, por avanços e pela permanência da presidenta Dilma Rousseff, FORTALEZA também diz não ao golpe https://t.co/qaJAacYK0P</text:p>
          </table:table-cell>
          <table:table-cell table:style-name="ce2" office:value-type="string" calcext:value-type="string">
            <text:p>2016-04-17 22:27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ora sim descobrimos qual o real crime da presidenta Dilma Rousseff. #SQN https://t.co/vELFTkjdqD</text:p>
          </table:table-cell>
          <table:table-cell table:style-name="ce2" office:value-type="string" calcext:value-type="string">
            <text:p>2016-04-17 22:28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justificar seu voto pró impeachment, Bolsonaro homenageou o homem que torturou Dilma durante o período militar - https://t.co/iCChI4S5kh</text:p>
          </table:table-cell>
          <table:table-cell table:style-name="ce2" office:value-type="string" calcext:value-type="string">
            <text:p>2016-04-18 16:20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 A Presidente Dilma Rousseff fala agora com a imprensa internacional.\nhttps://t.co/N7JOAEyyCf https://t.co/6iVh9GXL1K</text:p>
          </table:table-cell>
          <table:table-cell table:style-name="ce2" office:value-type="string" calcext:value-type="string">
            <text:p>2016-04-19 14:57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RAÇAÇO COM DILMA\nAgora, em frente ao Palácio do Planalto!\n#MulheresComDilma\nFoto: Mídia NINJA https://t.co/fLWjar3rwV</text:p>
          </table:table-cell>
          <table:table-cell table:style-name="ce2" office:value-type="string" calcext:value-type="string">
            <text:p>2016-04-19 23:01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se não será o país do ódio, do machismo e da misoginia.\n#MulheresComDilma - https://t.co/KIgKL0QUIY https://t.co/U1NxOpShz7</text:p>
          </table:table-cell>
          <table:table-cell table:style-name="ce2" office:value-type="string" calcext:value-type="string">
            <text:p>2016-04-20 00:03:1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Dilma querida você fica!"\nConfira a matéria completa: https://t.co/KIgKL18vAw https://t.co/PblcHRASip</text:p>
          </table:table-cell>
          <table:table-cell table:style-name="ce2" office:value-type="string" calcext:value-type="string">
            <text:p>2016-04-20 14:20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sileiros contra o golpe aguardando a chegada da Pres. Dilma em Nova Iorque agora #StopTheCoupInBrazil #NewYork https://t.co/x2h3L3hULy</text:p>
          </table:table-cell>
          <table:table-cell table:style-name="ce2" office:value-type="string" calcext:value-type="string">
            <text:p>2016-04-22 00:43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zilians in #NewYork supporting President Dilma at her arrival in the city. #StopTheCoupInBrazil #NaoVaiTerGolpe https://t.co/LNcMYvctet</text:p>
          </table:table-cell>
          <table:table-cell table:style-name="ce2" office:value-type="string" calcext:value-type="string">
            <text:p>2016-04-22 00:47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deo - #StopCoupInBrazil - Em NY centenas de pessoas recepcionam a chegada de Dilma na casa do Embaixador https://t.co/wMTIJnPeWF</text:p>
          </table:table-cell>
          <table:table-cell table:style-name="ce2" office:value-type="string" calcext:value-type="string">
            <text:p>2016-04-22 00:58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vai a @UN denunciar o golpe no Brasil! #SOSCoupInBrazil https://t.co/eiNw71yQLI</text:p>
          </table:table-cell>
          <table:table-cell table:style-name="ce2" office:value-type="string" calcext:value-type="string">
            <text:p>2016-04-22 12:55:4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O DE JANEIRO AGORA\nDilma fica Cunha sai. #SOSCoupInBrazil\nhttps://t.co/CxXAhygFiN</text:p>
          </table:table-cell>
          <table:table-cell table:style-name="ce2" office:value-type="string" calcext:value-type="string">
            <text:p>2016-04-22 22:34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#AOVIVO direto de NYC - https://t.co/OB1hPCs8Pa\n#SOSCoupInBrazil https://t.co/X7L32wjqFV</text:p>
          </table:table-cell>
          <table:table-cell table:style-name="ce2" office:value-type="string" calcext:value-type="string">
            <text:p>2016-04-22 22:39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gente: Estamos Transmitindo AO VIVO a entrevista da Presidenta Dilma em Nova York: https://t.co/w52UN9GCtH #SOSCoupInBrasil =)</text:p>
          </table:table-cell>
          <table:table-cell table:style-name="ce2" office:value-type="string" calcext:value-type="string">
            <text:p>2016-04-22 22:56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visão do @guardian sobre "o impeachment de Dilma: uma tragédia e um escândalo" tradução&amp;gt; https://t.co/2Ctz9COVvc https://t.co/Q599nUn8BJ</text:p>
          </table:table-cell>
          <table:table-cell table:style-name="ce2" office:value-type="string" calcext:value-type="string">
            <text:p>2016-04-24 16:40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Tirar a Dilma é apenas um gesto. Tirar ela do jeito que querem tirar é o maior ato de ilegalidade desde o golpe de 1964." @LulapeloBrasil</text:p>
          </table:table-cell>
          <table:table-cell table:style-name="ce2" office:value-type="string" calcext:value-type="string">
            <text:p>2016-04-25 15:27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mocracia só se constrói em cima dos direitos de tds as pessoas - Dilma Roussef @dilmabr https://t.co/ONFQU5BdmR https://t.co/DHHhgyNrD8</text:p>
          </table:table-cell>
          <table:table-cell table:style-name="ce2" office:value-type="string" calcext:value-type="string">
            <text:p>2016-04-27 20:47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o #FicaQuerida na Av. Paulista segue para a Fiesp: "Bate panela, pode bater, na ditadura a Dilma lutou por você!" https://t.co/XYvysqZGX9</text:p>
          </table:table-cell>
          <table:table-cell table:style-name="ce2" office:value-type="string" calcext:value-type="string">
            <text:p>2016-04-29 23:07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Eu nunca utilizei recurso público em causa própria,nunca embolsei dinheiro do povo brasileiro"Dilma #1DeMaioÉDeLuta https://t.co/lfx5ol722b</text:p>
          </table:table-cell>
          <table:table-cell table:style-name="ce2" office:value-type="string" calcext:value-type="string">
            <text:p>2016-05-01 17:47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“Esse primeiro de maio é uma luta de resistência contra a perda de direitos e pela democracia” diz Dilma https://t.co/5y6zskGysM</text:p>
          </table:table-cell>
          <table:table-cell table:style-name="ce2" office:value-type="string" calcext:value-type="string">
            <text:p>2016-05-02 01:15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 Tribunal da Santa Mídia, Dilma queima como as bruxas no século das trevas.\n» https://t.co/N376gWu3sT https://t.co/vA919tFNVB</text:p>
          </table:table-cell>
          <table:table-cell table:style-name="ce2" office:value-type="string" calcext:value-type="string">
            <text:p>2016-05-04 19:02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 é o nosso papel? Esperar só a Dilma resistir ou nós vamos ocupar? - https://t.co/SUBauyIOKU https://t.co/nFEnXcuPqA</text:p>
          </table:table-cell>
          <table:table-cell table:style-name="ce2" office:value-type="string" calcext:value-type="string">
            <text:p>2016-05-06 01:11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á anulada a decisão que anulou a decisão de anular a eleição de Dilma. https://t.co/JH6XMhk7bX</text:p>
          </table:table-cell>
          <table:table-cell table:style-name="ce2" office:value-type="string" calcext:value-type="string">
            <text:p>2016-05-10 04:07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 Dilma na Conferência Nacional de mulheres - https://t.co/vcr0oBOJWY https://t.co/KVRI5f9PQt</text:p>
          </table:table-cell>
          <table:table-cell table:style-name="ce2" office:value-type="string" calcext:value-type="string">
            <text:p>2016-05-10 19:57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 #AoVivo da Esplanada dos Ministérios com Dilma &amp;gt;&amp;gt;https://t.co/seZEySZ7Gp https://t.co/bOcjeHOVfS</text:p>
          </table:table-cell>
          <table:table-cell table:style-name="ce2" office:value-type="string" calcext:value-type="string">
            <text:p>2016-05-12 14:41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a com milhares na porta do Palácio do Planalto nesta manhã https://t.co/oz4Z3lm2e0</text:p>
          </table:table-cell>
          <table:table-cell table:style-name="ce2" office:value-type="string" calcext:value-type="string">
            <text:p>2016-05-12 16:34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CHILE: "¡NO! al Golpe en Brasil"\nDeputados chilenos enviam apoio à Dilma Rousseff.\nFoto: Hugo Gutierrez https://t.co/J6vG9en47L</text:p>
          </table:table-cell>
          <table:table-cell table:style-name="ce2" office:value-type="string" calcext:value-type="string">
            <text:p>2016-05-19 00:37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 #AoVivo na Mídia Ninja. https://t.co/PARgRRSKAZ https://t.co/9WiIBhK9Lz</text:p>
          </table:table-cell>
          <table:table-cell table:style-name="ce2" office:value-type="string" calcext:value-type="string">
            <text:p>2016-05-20 23:17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Fui recebida por uma manifestação que demonstra a grande energia política que só o povo tem" - Dilma, no #5BlogProg https://t.co/sJUnHmT7GI</text:p>
          </table:table-cell>
          <table:table-cell table:style-name="ce2" office:value-type="string" calcext:value-type="string">
            <text:p>2016-05-21 00:23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VIVO: Dilma agora em BH https://t.co/038YjFjVS8 #5BlogProg https://t.co/XtqUEYNQ0V</text:p>
          </table:table-cell>
          <table:table-cell table:style-name="ce2" office:value-type="string" calcext:value-type="string">
            <text:p>2016-05-21 00:36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a tradução em imagens da sensibilidade do povo brasileiro p/ receber a presidenta Dilma Rousseff em BH nessa sexta https://t.co/e0Nc9QfivI</text:p>
          </table:table-cell>
          <table:table-cell table:style-name="ce2" office:value-type="string" calcext:value-type="string">
            <text:p>2016-05-21 18:51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@nytimes voltou seus olhos para a cidade maravilhosa. "Teriam eles legitimidade para substituir Dilma Rousseff?" https://t.co/RBEDz1WW5h</text:p>
          </table:table-cell>
          <table:table-cell table:style-name="ce2" office:value-type="string" calcext:value-type="string">
            <text:p>2016-05-23 18:20:4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​ se encontra mais uma vez com os movimentos e é recebida nos braços do povo. Confira seu discurso - https://t.co/VDC3O1MhEr</text:p>
          </table:table-cell>
          <table:table-cell table:style-name="ce2" office:value-type="string" calcext:value-type="string">
            <text:p>2016-05-24 03:05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VIVO! Assista Dilma Rousseff agora no lançamento do livro A Resistência ao Golpe de 2016 https://t.co/aBSF0JeP8x</text:p>
          </table:table-cell>
          <table:table-cell table:style-name="ce2" office:value-type="string" calcext:value-type="string">
            <text:p>2016-05-30 23:00:1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VIVO - Dilma no Lançamento do Livro "A Resistência ao Golpe de 2016"\nhttps://t.co/YCupwa7Ac8 https://t.co/oGZFaIpxho</text:p>
          </table:table-cell>
          <table:table-cell table:style-name="ce2" office:value-type="string" calcext:value-type="string">
            <text:p>2016-05-30 23:54:0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participa do lançamento do Livro “A Resistência ao Golpe de 2016” na UNB https://t.co/kZjGqhIWMH</text:p>
          </table:table-cell>
          <table:table-cell table:style-name="ce2" office:value-type="string" calcext:value-type="string">
            <text:p>2016-05-31 13:10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RiodeJaneiro: A Marcha das Mulheres Pela Democracia chega na Praça XV, onde elas se encontrarão com Dilma Rousseff https://t.co/rYFp4QZP2b</text:p>
          </table:table-cell>
          <table:table-cell table:style-name="ce2" office:value-type="string" calcext:value-type="string">
            <text:p>2016-06-02 21:08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heres não Temem: prestes a receber a presidenta Dilma Rousseff, manifestantes agora na Praça XV/RJ https://t.co/3p0HB3X82U</text:p>
          </table:table-cell>
          <table:table-cell table:style-name="ce2" office:value-type="string" calcext:value-type="string">
            <text:p>2016-06-02 22:15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 DIlma Rousseff no ato das Mulheres Pela Democracia no Rio de Janeiro: https://t.co/noQlzr6Efa https://t.co/0BI5NPSB4h</text:p>
          </table:table-cell>
          <table:table-cell table:style-name="ce2" office:value-type="string" calcext:value-type="string">
            <text:p>2016-06-02 22:21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 é recebida com flores e aclamada na Marcha das Mulheres Pela Democracia, agora no Rio de Janeiro. https://t.co/k0pKLCpxWX</text:p>
          </table:table-cell>
          <table:table-cell table:style-name="ce2" office:value-type="string" calcext:value-type="string">
            <text:p>2016-06-02 22:42:4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m Mãe Beata de Iemanjá, escritora, atriz e artesã, agora no Ato Mulheres pela Democracia e Cultura. https://t.co/lS3eJbzL4l</text:p>
          </table:table-cell>
          <table:table-cell table:style-name="ce2" office:value-type="string" calcext:value-type="string">
            <text:p>2016-06-02 22:48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VIVO: Dilma em Porto Alegre/RS! https://t.co/bItUQiMIfU https://t.co/zAFfH6KPN6</text:p>
          </table:table-cell>
          <table:table-cell table:style-name="ce2" office:value-type="string" calcext:value-type="string">
            <text:p>2016-06-03 19:25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VIVO: Dilma em Porto Alegre/RS. Acompanhe: https://t.co/DH64aQBc2k https://t.co/jaZazDeOhv</text:p>
          </table:table-cell>
          <table:table-cell table:style-name="ce2" office:value-type="string" calcext:value-type="string">
            <text:p>2016-06-03 19:47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: Dilma na Esquina Democrática em Porto Alegre/RS! https://t.co/LrNjB3IM0q https://t.co/MwpDbwH766</text:p>
          </table:table-cell>
          <table:table-cell table:style-name="ce2" office:value-type="string" calcext:value-type="string">
            <text:p>2016-06-03 21:15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: A Presidenta Dilma Rousseff fala agora na Esquina Democrática em Porto Alegre/RS! https://t.co/LrNjB3IM0q https://t.co/D5xgJcBz8q</text:p>
          </table:table-cell>
          <table:table-cell table:style-name="ce2" office:value-type="string" calcext:value-type="string">
            <text:p>2016-06-03 21:37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 e Miguel Rossetto respondem perguntas sobre direitos trabalhistas, direto da página da presidenta: https://t.co/V9FY3tdz5S</text:p>
          </table:table-cell>
          <table:table-cell table:style-name="ce2" office:value-type="string" calcext:value-type="string">
            <text:p>2016-06-06 20:41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revista de Dilma hj às 22h na TV BRASIL\nO Presidente da EBC afastado voltou com liminar do STF e escalou Nassif para entrevistar @dilmabr</text:p>
          </table:table-cell>
          <table:table-cell table:style-name="ce2" office:value-type="string" calcext:value-type="string">
            <text:p>2016-06-06 21:24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@TVBrasil em parceria com @redeminas, apresenta hj às 22h, entrevista de @dilmabr feita por Luis Nassif. - https://t.co/fm3mHRJu22</text:p>
          </table:table-cell>
          <table:table-cell table:style-name="ce2" office:value-type="string" calcext:value-type="string">
            <text:p>2016-06-09 14:46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▲▲▲ Assista Agora: Entrevista de Dilma Roussef na Tv Brasil: https://t.co/veeuieKMYE</text:p>
          </table:table-cell>
          <table:table-cell table:style-name="ce2" office:value-type="string" calcext:value-type="string">
            <text:p>2016-06-10 01:04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.G: Eu particularmente sou a favor dos vazamento...\nDilma: Lógico, você vive deles né querida!\nM.G: É...\nhttps://t.co/oUH2knSf0d</text:p>
          </table:table-cell>
          <table:table-cell table:style-name="ce2" office:value-type="string" calcext:value-type="string">
            <text:p>2016-06-13 21:29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an Calheiros: 106 vezes Sarney: 52 vezes Aécio Neves: 40 vezes Michel Temer: 24 vezes Lula: 03 vezes Dilma: 0 https://t.co/V9smtJc7Yh</text:p>
          </table:table-cell>
          <table:table-cell table:style-name="ce2" office:value-type="string" calcext:value-type="string">
            <text:p>2016-06-15 19:41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: A Presidenta Dilma Rousseff agora na UFPE, em Recife - https://t.co/U9Hu8ssKJr https://t.co/DK1E1USzoQ</text:p>
          </table:table-cell>
          <table:table-cell table:style-name="ce2" office:value-type="string" calcext:value-type="string">
            <text:p>2016-06-17 17:21:4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 maior prioridade é neste momento é defender a democracia", disse Dilma em entrevista exclusiva https://t.co/RKHaWpnWvs</text:p>
          </table:table-cell>
          <table:table-cell table:style-name="ce2" office:value-type="string" calcext:value-type="string">
            <text:p>2016-06-20 17:26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interino Temer ataca democracia e anula nomeações da presidente Dilma para o Conselho Nacional de Educação https://t.co/uH5lcf2P5j</text:p>
          </table:table-cell>
          <table:table-cell table:style-name="ce2" office:value-type="string" calcext:value-type="string">
            <text:p>2016-06-28 15:17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 conseguiu através de financiamento coletivo 500 mil para viagens em sua "jornada pela democracia" https://t.co/bjpbwObJmU</text:p>
          </table:table-cell>
          <table:table-cell table:style-name="ce2" office:value-type="string" calcext:value-type="string">
            <text:p>2016-07-02 02:33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sé Eduardo Cardozo chega no Senado pra defesa da Presidente eleita Dilma Rousseff https://t.co/lcC99YKelN</text:p>
          </table:table-cell>
          <table:table-cell table:style-name="ce2" office:value-type="string" calcext:value-type="string">
            <text:p>2016-07-06 14:08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sse momento acontece no Senado a defesa da Presidente eleita Dilma Rousseff contra o golpe. https://t.co/Y1kVucNltl</text:p>
          </table:table-cell>
          <table:table-cell table:style-name="ce2" office:value-type="string" calcext:value-type="string">
            <text:p>2016-07-06 15:05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stá hoje em São Paulo em um encontro com mulheres feministas https://t.co/Vq35laFctg</text:p>
          </table:table-cell>
          <table:table-cell table:style-name="ce2" office:value-type="string" calcext:value-type="string">
            <text:p>2016-07-08 22:04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 participa de Encontro com Mulheres em São Paulo hoje. #ForaTemer\nFotos: Mídia NINJA https://t.co/m1LWF1zTFR</text:p>
          </table:table-cell>
          <table:table-cell table:style-name="ce2" office:value-type="string" calcext:value-type="string">
            <text:p>2016-07-08 22:05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 Mulheres com Dilma em São Paulo. Assista: https://t.co/dAyIbYcOIN https://t.co/QahInegRHs</text:p>
          </table:table-cell>
          <table:table-cell table:style-name="ce2" office:value-type="string" calcext:value-type="string">
            <text:p>2016-07-08 22:05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e o MTST-SP foi visitado pela presidenta Dilma, que viu no olho de cada um a felicidade de possuir a casa propria https://t.co/40bkjwGEm3</text:p>
          </table:table-cell>
          <table:table-cell table:style-name="ce2" office:value-type="string" calcext:value-type="string">
            <text:p>2016-07-08 23:14:3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mer libera cadeira atrás da pilastra para Dilma na abertura da Olimpíada - https://t.co/XASOcMk2zt</text:p>
          </table:table-cell>
          <table:table-cell table:style-name="ce2" office:value-type="string" calcext:value-type="string">
            <text:p>2016-07-11 23:21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presidenta eleita Dilma circula o Brasil e recebe apoio na reta final da luta contra o golpe Vídeo: Mídia NINJA https://t.co/24XH7IfBcH</text:p>
          </table:table-cell>
          <table:table-cell table:style-name="ce2" office:value-type="string" calcext:value-type="string">
            <text:p>2016-07-12 20:58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 Dilma Rousseff em Teresina (PI), assista: https://t.co/pAqzxMpS9u @dilmabr https://t.co/wDJMCmeHQ1</text:p>
          </table:table-cell>
          <table:table-cell table:style-name="ce2" office:value-type="string" calcext:value-type="string">
            <text:p>2016-07-15 21:03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IVERSITÁRIOS COM DILMA\nEstudantes da UFABC, em São Bernardo/SP, recebem a Presidenta Dilma Rousseff. https://t.co/rLQYQwhBmb</text:p>
          </table:table-cell>
          <table:table-cell table:style-name="ce2" office:value-type="string" calcext:value-type="string">
            <text:p>2016-07-19 13:46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 ano em que completa 10 anos, UFABC recebe a presidenta Dilma Rousseff em ato em defesa a educação. https://t.co/hoaE3zR80J</text:p>
          </table:table-cell>
          <table:table-cell table:style-name="ce2" office:value-type="string" calcext:value-type="string">
            <text:p>2016-07-19 13:54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ssocia pré-sal a inovação e soberania e chama política externa de Serra de ‘burra’ https://t.co/sxS5xGAT5S</text:p>
          </table:table-cell>
          <table:table-cell table:style-name="ce2" office:value-type="string" calcext:value-type="string">
            <text:p>2016-07-19 14:29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 dar golpe, Temer era da mesma chapa. Para caixa dois, é só Dilma. Mídia Golpista em Ação! Via @desmanipuladora https://t.co/JPmn0Jbz8g</text:p>
          </table:table-cell>
          <table:table-cell table:style-name="ce2" office:value-type="string" calcext:value-type="string">
            <text:p>2016-07-22 17:52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e é a vez da cidade de Aracaju, em Sergipe receber a Jornada pela Democracia com a presidenta Dilma Rousseff. https://t.co/Jnola9XDu2</text:p>
          </table:table-cell>
          <table:table-cell table:style-name="ce2" office:value-type="string" calcext:value-type="string">
            <text:p>2016-07-25 20:40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os de 'governo golpista' provocarão explosões sociais na América Latina, diz Dilma. Leia: https://t.co/7bdmZeg2TG (via @operamundi)</text:p>
          </table:table-cell>
          <table:table-cell table:style-name="ce2" office:value-type="string" calcext:value-type="string">
            <text:p>2016-07-26 12:56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Esses processos golpistas podem trazer consequências imprevisíveis', diz presidente afastada Dilma Rousseff\nLeia: https://t.co/7bdmZeg2TG</text:p>
          </table:table-cell>
          <table:table-cell table:style-name="ce2" office:value-type="string" calcext:value-type="string">
            <text:p>2016-07-26 15:20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👉🏾👉🏾 Impeachment: defesa reforça que não houve crime de responsabilidade de Dilma.\nM\n\n📌 https://t.co/j7DcIXr2V8</text:p>
          </table:table-cell>
          <table:table-cell table:style-name="ce2" office:value-type="string" calcext:value-type="string">
            <text:p>2016-07-29 12:56:1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 - Revista Fórum entrevista a presidenta Dilma Rousseff, assista: https://t.co/bCb7L7Uake https://t.co/POGgJv5K5v</text:p>
          </table:table-cell>
          <table:table-cell table:style-name="ce2" office:value-type="string" calcext:value-type="string">
            <text:p>2016-08-02 18:23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adona não joga mais, mas ainda marca cada golaço:\n"E dizer-lhes que o meu coração ainda está com Dilma e Lula." https://t.co/nyIbbGCWmb</text:p>
          </table:table-cell>
          <table:table-cell table:style-name="ce2" office:value-type="string" calcext:value-type="string">
            <text:p>2016-08-07 01:01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e Dilma levou duas mil pessoas ao Circo da Democracia, fórum que debate a democracia até dia 15 de agosto.\nhttps://t.co/bunAzqJLNJ</text:p>
          </table:table-cell>
          <table:table-cell table:style-name="ce2" office:value-type="string" calcext:value-type="string">
            <text:p>2016-08-09 02:34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 jornais europeus, julgamento final de Dilma ocorre sob bases frágeis: https://t.co/aJN6Ig9LMc</text:p>
          </table:table-cell>
          <table:table-cell table:style-name="ce2" office:value-type="string" calcext:value-type="string">
            <text:p>2016-08-11 14:38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 Encontro de Mulheres com Dilma - https://t.co/TQtiVPrYNC https://t.co/WnEd271UBe</text:p>
          </table:table-cell>
          <table:table-cell table:style-name="ce2" office:value-type="string" calcext:value-type="string">
            <text:p>2016-08-17 18:34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ivistas de diversos movimentos se encontram com a presidenta Dilma Rousseff #AoVivo: https://t.co/TQtiVPrYNC https://t.co/alpKFqkUxo</text:p>
          </table:table-cell>
          <table:table-cell table:style-name="ce2" office:value-type="string" calcext:value-type="string">
            <text:p>2016-08-17 19:20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almente @RevistaISTOE, os crimes CONTRA Dilma ficaram evidentes, é golpe! https://t.co/WU3vY0hpCN</text:p>
          </table:table-cell>
          <table:table-cell table:style-name="ce2" office:value-type="string" calcext:value-type="string">
            <text:p>2016-08-17 22:07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e aconteceu reunião na Embaixada do BR, no México, "Todas somos Dilma", em apoio a Dilma e denuncia o golpe. https://t.co/YKDyEmTrgc</text:p>
          </table:table-cell>
          <table:table-cell table:style-name="ce2" office:value-type="string" calcext:value-type="string">
            <text:p>2016-08-17 23:46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a Dilma, bota a boca no trombone! Desmascara os judas! Antecipa a história! Agora é a hora!\n\n📌 https://t.co/ZxS98LTC1g</text:p>
          </table:table-cell>
          <table:table-cell table:style-name="ce2" office:value-type="string" calcext:value-type="string">
            <text:p>2016-08-19 18:35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o em Defesa da Democracia com Dilma\nNesta quarta-feira, dia 24, às 19 horas, no Teatro do Bancários, em Brasília. \nhttps://t.co/FDwUHuBfj1</text:p>
          </table:table-cell>
          <table:table-cell table:style-name="ce2" office:value-type="string" calcext:value-type="string">
            <text:p>2016-08-23 20:49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já chegou na Casa de Portugal, para o ato contra o golpe. A ação antecede o julgamento final do impeachment. https://t.co/c12jz3OK5K</text:p>
          </table:table-cell>
          <table:table-cell table:style-name="ce2" office:value-type="string" calcext:value-type="string">
            <text:p>2016-08-23 22:29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presidenta Dilma Roussef participou do “Encontro em Defesa dos Direitos e Contra o Golpe”.\n📌 https://t.co/lgNGh8iIIQ</text:p>
          </table:table-cell>
          <table:table-cell table:style-name="ce2" office:value-type="string" calcext:value-type="string">
            <text:p>2016-08-24 12:34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Ato em Defesa da Democracia com Dilma', no Teatro dos Bancários, em Brasília: https://t.co/R2Dfpaimbt https://t.co/yD1OFtrkDP</text:p>
          </table:table-cell>
          <table:table-cell table:style-name="ce2" office:value-type="string" calcext:value-type="string">
            <text:p>2016-08-24 23:33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☝🏾️ 🌹 As mulheres do coletivo Rosas Pela Democracia entregam flores à presidenta Dilma Rousseff. \n 📸 Mídia NINJA https://t.co/5QNWm5nYYV</text:p>
          </table:table-cell>
          <table:table-cell table:style-name="ce2" office:value-type="string" calcext:value-type="string">
            <text:p>2016-08-25 00:03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m foi para o 'Ato em Defesa da Democracia com Dilma' aproveitou a oportunidade para demonstrar todo o seu apreço. https://t.co/gwTt3hRrK3</text:p>
          </table:table-cell>
          <table:table-cell table:style-name="ce2" office:value-type="string" calcext:value-type="string">
            <text:p>2016-08-25 00:09:5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“Qual a moral desse Senado para julgar a presidenta da República?”, diz senadora Gleisi Hoffman\n\n📌 https://t.co/XJC7zLNoHr</text:p>
          </table:table-cell>
          <table:table-cell table:style-name="ce2" office:value-type="string" calcext:value-type="string">
            <text:p>2016-08-25 17:53:4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te de Evangélicos pelo Estado de Direito, recebe uma carta da presidenta eleita Dilma: https://t.co/F8FmqOoAnn https://t.co/YmsOn9hdQ0</text:p>
          </table:table-cell>
          <table:table-cell table:style-name="ce2" office:value-type="string" calcext:value-type="string">
            <text:p>2016-08-25 19:25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etapa final do julgamento da presidente afastada, Dilma Rousseff, começou com uma discussão sobre um jantar\n📌 https://t.co/M3NDaUD5zO</text:p>
          </table:table-cell>
          <table:table-cell table:style-name="ce2" office:value-type="string" calcext:value-type="string">
            <text:p>2016-08-26 13:57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Defesa de Dilma busca impugnar o testemunha do auditor do TCU Antônio Carlos Costa D'Ávila, entenda porque.\nhttps://t.co/GNp0aCPCrb</text:p>
          </table:table-cell>
          <table:table-cell table:style-name="ce2" office:value-type="string" calcext:value-type="string">
            <text:p>2016-08-26 14:16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 Monde.fr desmascara ao mundo o golpe dos corruptos contra as urnas e a primeira mulher presidenta.\n📌 Via Lemonde: https://t.co/yQQsgqW1od</text:p>
          </table:table-cell>
          <table:table-cell table:style-name="ce2" office:value-type="string" calcext:value-type="string">
            <text:p>2016-08-26 14:31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"decoro" dos julgadores de Dilma é um espanto! #OGolpeMaisSujoDoMundo \n\n🎥 Assista: https://t.co/DdN6uVE5l6</text:p>
          </table:table-cell>
          <table:table-cell table:style-name="ce2" office:value-type="string" calcext:value-type="string">
            <text:p>2016-08-28 16:57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co Buarque deve ir ao Senado para apoiar Dilma \n\n📌 Leia: https://t.co/EFmFyoB0BH</text:p>
          </table:table-cell>
          <table:table-cell table:style-name="ce2" office:value-type="string" calcext:value-type="string">
            <text:p>2016-08-28 17:42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suicídio político do Golpe contra a Dilma e a população do Brasil! #ForaGolpistas #AHistoriaNãoEsquecerá https://t.co/4KDSSEYMU5</text:p>
          </table:table-cell>
          <table:table-cell table:style-name="ce2" office:value-type="string" calcext:value-type="string">
            <text:p>2016-08-29 00:48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ão sou covarde, já estou pronta pro combate." Dilma convocou time para acompanha-la no Senado. https://t.co/MK5jooGZXI</text:p>
          </table:table-cell>
          <table:table-cell table:style-name="ce2" office:value-type="string" calcext:value-type="string">
            <text:p>2016-08-29 03:04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É hoje, recepção de Dilma Rousseff, às 8h, em frente ao Senado Federal.\n\n#DilmaCoraçãoValente https://t.co/KQ7szGlSvb</text:p>
          </table:table-cell>
          <table:table-cell table:style-name="ce2" office:value-type="string" calcext:value-type="string">
            <text:p>2016-08-29 11:34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ádio Democracia no Ar\nJÁ COMEÇOU: entrevista do presidente Lula. Cobertura em tempo real da ida da presidenta legítima Dilma Rousseff.</text:p>
          </table:table-cell>
          <table:table-cell table:style-name="ce2" office:value-type="string" calcext:value-type="string">
            <text:p>2016-08-29 11:38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NinjaAoVivo Chegada de Dilma para sua defesa no Senado: https://t.co/bihYRAEvdk\n\n#PelaDemocracia https://t.co/OmIQ8ekO7T</text:p>
          </table:table-cell>
          <table:table-cell table:style-name="ce2" office:value-type="string" calcext:value-type="string">
            <text:p>2016-08-29 11:47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resistência do povo nas ruas é reflexo da força e garra com que Dilma encara esse golpe.\n📸: Mídia NINJA https://t.co/GiXMCjZGux</text:p>
          </table:table-cell>
          <table:table-cell table:style-name="ce2" office:value-type="string" calcext:value-type="string">
            <text:p>2016-08-29 12:00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PelaDemocracia: Acompanhe a partir de hoje Dilma no senado. https://t.co/XZlbikt3o6</text:p>
          </table:table-cell>
          <table:table-cell table:style-name="ce2" office:value-type="string" calcext:value-type="string">
            <text:p>2016-08-29 12:18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NinjaAoVivo Chegada de Dilma para sua defesa no Senador: https://t.co/GSpCe9pjBp https://t.co/orGUzgZ7N1</text:p>
          </table:table-cell>
          <table:table-cell table:style-name="ce2" office:value-type="string" calcext:value-type="string">
            <text:p>2016-08-29 12:23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@rivaprodutor #NinjaAoVivo Chegada de Dilma para sua defesa no Senador: https://t.co/GSpCe9pjBp</text:p>
          </table:table-cell>
          <table:table-cell table:style-name="ce2" office:value-type="string" calcext:value-type="string">
            <text:p>2016-08-29 12:24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@fraca_abusada #NinjaAoVivo Chegada de Dilma para sua defesa no Senador: https://t.co/GSpCe9pjBp</text:p>
          </table:table-cell>
          <table:table-cell table:style-name="ce2" office:value-type="string" calcext:value-type="string">
            <text:p>2016-08-29 12:25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@SimonedeMoraes #NinjaAoVivo Chegada de Dilma para sua defesa no Senador: https://t.co/GSpCe9pjBp</text:p>
          </table:table-cell>
          <table:table-cell table:style-name="ce2" office:value-type="string" calcext:value-type="string">
            <text:p>2016-08-29 12:25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 ao Vivo no Senado, com Dilma: https://t.co/XkbJWFQTco https://t.co/Z0R56oFlMx</text:p>
          </table:table-cell>
          <table:table-cell table:style-name="ce2" office:value-type="string" calcext:value-type="string">
            <text:p>2016-08-29 12:46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Um governo interino que não tem mulher nenhuma nos seus ministérios, quando o povo elegeu uma mulher para comandar o país". #Dilma</text:p>
          </table:table-cell>
          <table:table-cell table:style-name="ce2" office:value-type="string" calcext:value-type="string">
            <text:p>2016-08-29 13:11:0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eça agora o discurso da presidenta Dilma Rousseff no Senado Federal, acompanhe!\n#PelaDemocracia #DilmaÉInocente\nhttps://t.co/FikQBnGK8r</text:p>
          </table:table-cell>
          <table:table-cell table:style-name="ce2" office:value-type="string" calcext:value-type="string">
            <text:p>2016-08-29 13:16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dos que estão com Dilma Rousseff, cantam para enviar forças e energias de fora do Senado. #PelaDemocracia \n\n🎥: https://t.co/d3oSgIBQFf</text:p>
          </table:table-cell>
          <table:table-cell table:style-name="ce2" office:value-type="string" calcext:value-type="string">
            <text:p>2016-08-29 13:17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ntes de subir à tribuna do Senado Federal para fazer sua defesa. #PelaDemocracia. \n🎥: https://t.co/oEUbXsiOci</text:p>
          </table:table-cell>
          <table:table-cell table:style-name="ce2" office:value-type="string" calcext:value-type="string">
            <text:p>2016-08-29 13:19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 fala agora no Senado Federal em sua defesa\nAssista #AoVivo: https://t.co/oyBrfPpOBQ\n#PelaDemocracia https://t.co/GNPpawyMo8</text:p>
          </table:table-cell>
          <table:table-cell table:style-name="ce2" office:value-type="string" calcext:value-type="string">
            <text:p>2016-08-29 13:29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a na íntegra discurso de Dilma Rousseff no Senado Federal.\n#PelaDemocracia https://t.co/CvqtkFxXZa</text:p>
          </table:table-cell>
          <table:table-cell table:style-name="ce2" office:value-type="string" calcext:value-type="string">
            <text:p>2016-08-29 13:55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Esse é o 2º julgamento a que sou submetida em que a democracia tem assento junto comigo no banco dos réus" Rousseff, Dilma! #PelaDemocracia</text:p>
          </table:table-cell>
          <table:table-cell table:style-name="ce2" office:value-type="string" calcext:value-type="string">
            <text:p>2016-08-29 14:15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Por duas vezes vi de perto a face da morte. Hoje eu só temo a morte da democracia" Rousseff, Dilma. #PelaDemocracia</text:p>
          </table:table-cell>
          <table:table-cell table:style-name="ce2" office:value-type="string" calcext:value-type="string">
            <text:p>2016-08-29 14:16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Só o povo afasta pelo conjunto da obra" Rousseff, Dilma. #PelaDemocracia</text:p>
          </table:table-cell>
          <table:table-cell table:style-name="ce2" office:value-type="string" calcext:value-type="string">
            <text:p>2016-08-29 14:16:2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co Buarque está presente no Senado em apoio a presidenta Dilma Rousseff.\n\n#PelaDemocracia https://t.co/jdZFK2yKvD</text:p>
          </table:table-cell>
          <table:table-cell table:style-name="ce2" office:value-type="string" calcext:value-type="string">
            <text:p>2016-08-29 14:2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a de tacho do sen do PSDB vendo a Dilma falar que mesmo com a crise energética não houve racionamento como no período FHC #PelaDemocracia</text:p>
          </table:table-cell>
          <table:table-cell table:style-name="ce2" office:value-type="string" calcext:value-type="string">
            <text:p>2016-08-29 14:28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e por quê, senadora?"\nOclinhos para a grande Dilma Rousseff!!!\n#PelaDemocracia\nhttps://t.co/rtyMpb3OY0</text:p>
          </table:table-cell>
          <table:table-cell table:style-name="ce2" office:value-type="string" calcext:value-type="string">
            <text:p>2016-08-29 15:37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É disso que estamos falando!\nMais oclinhos pra Dilma Rousseff \n\n 🎥 Assista: https://t.co/Odpcb4MbUm\nhttps://t.co/KldaJ8PKfl</text:p>
          </table:table-cell>
          <table:table-cell table:style-name="ce2" office:value-type="string" calcext:value-type="string">
            <text:p>2016-08-29 16:42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deputada federal Jandira Feghali (PCdoB/RJ) fala sobre o discurso de Dilma #PelaDemocracia\nhttps://t.co/hYiv3emn1q</text:p>
          </table:table-cell>
          <table:table-cell table:style-name="ce2" office:value-type="string" calcext:value-type="string">
            <text:p>2016-08-29 17:25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que é e o que sai nos jornais? - Imprensa cobrindo o discurso de Dilma hoje no Congresso Federal.\n#PelaDemocracia https://t.co/lDrEGyshVQ</text:p>
          </table:table-cell>
          <table:table-cell table:style-name="ce2" office:value-type="string" calcext:value-type="string">
            <text:p>2016-08-29 17:50:5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senadora Gleisi Hoffmann (PT/PR) demonstra sororidade à presidenta Dilma Rousseff e reafirma a farsa do Senado\nhttps://t.co/rLe3gHuMVr</text:p>
          </table:table-cell>
          <table:table-cell table:style-name="ce2" office:value-type="string" calcext:value-type="string">
            <text:p>2016-08-29 18:02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quanto Dilma se defende de ratos no Senado, nas ruas os movimentos sociais seguem a resistência democrática. https://t.co/qlkVHpIot6</text:p>
          </table:table-cell>
          <table:table-cell table:style-name="ce2" office:value-type="string" calcext:value-type="string">
            <text:p>2016-08-29 18:25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discurso e as explicações da Presidenta Dilma são claras. Moralmente, eles estão acabados. A História os julgará. https://t.co/Mr6aTMduAx</text:p>
          </table:table-cell>
          <table:table-cell table:style-name="ce2" office:value-type="string" calcext:value-type="string">
            <text:p>2016-08-29 19:24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⚡️ "Dilma: 'Hoje só temo a morte da democracia'" #PelaDemocracia\n\nhttps://t.co/DI3XIf8j2C</text:p>
          </table:table-cell>
          <table:table-cell table:style-name="ce2" office:value-type="string" calcext:value-type="string">
            <text:p>2016-08-29 20:02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Se o jogo fosse limpo, ela já ganhava né" - Chico Buarque sobre o julgamento de Dilma #PelaDemocracia\nhttps://t.co/aeqFmh6Jok</text:p>
          </table:table-cell>
          <table:table-cell table:style-name="ce2" office:value-type="string" calcext:value-type="string">
            <text:p>2016-08-29 22:49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PelaDemocracia: Continue assistindo o interrogatório da presidenta Dilma Rousseff agora no senado: https://t.co/rA6rKnjkUb</text:p>
          </table:table-cell>
          <table:table-cell table:style-name="ce2" office:value-type="string" calcext:value-type="string">
            <text:p>2016-08-29 23:35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 Ao Vivo: Dilma no Senado \n\n#AoVivo: https://t.co/3mPAhPGEIf https://t.co/o0rBE9n85e</text:p>
          </table:table-cell>
          <table:table-cell table:style-name="ce2" office:value-type="string" calcext:value-type="string">
            <text:p>2016-08-30 00:35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 Ao Vivo: Última pergunta para Dilma no Senado: https://t.co/cmlKTToj7b\n#PelaDemocracia https://t.co/FpN7uRVc27</text:p>
          </table:table-cell>
          <table:table-cell table:style-name="ce2" office:value-type="string" calcext:value-type="string">
            <text:p>2016-08-30 02:14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Se fosse um julgamento justo, esse processo estaria encerrado hoje." \nJosé Eduardo Cardozo sobre defesa de Dilma\nhttps://t.co/w1oodCWdET</text:p>
          </table:table-cell>
          <table:table-cell table:style-name="ce2" office:value-type="string" calcext:value-type="string">
            <text:p>2016-08-30 03:27:2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ganha o cara a cara com o Senado \n\nhttps://t.co/Yt6Q8YHfkg</text:p>
          </table:table-cell>
          <table:table-cell table:style-name="ce2" office:value-type="string" calcext:value-type="string">
            <text:p>2016-08-30 18:04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 coluna de hoje do O Cafezinho: https://t.co/PCcEY28yKh</text:p>
          </table:table-cell>
          <table:table-cell table:style-name="ce2" office:value-type="string" calcext:value-type="string">
            <text:p>2016-08-30 18:35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AoVivo Estamos com Dilma - Vigília no Palácio do Alvorada \n\nAcompanhe: https://t.co/SEEpRMucdy https://t.co/lYsAgiFMUR</text:p>
          </table:table-cell>
          <table:table-cell table:style-name="ce2" office:value-type="string" calcext:value-type="string">
            <text:p>2016-08-31 13:53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OVO ESTÁ COM DILMA\nA militância veio acompanhar votação do processo de impeachment, frente ao Palácio Alvorada. https://t.co/bgYyYGU6tN</text:p>
          </table:table-cell>
          <table:table-cell table:style-name="ce2" office:value-type="string" calcext:value-type="string">
            <text:p>2016-08-31 14:01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AoVivo Estamos com Dilma - Vigília no Palácio do Alvorada: https://t.co/W1YltBDalM\n\n#LutarSempre https://t.co/tGRrQ9OhUk</text:p>
          </table:table-cell>
          <table:table-cell table:style-name="ce2" office:value-type="string" calcext:value-type="string">
            <text:p>2016-08-31 14:11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NinjaAoVivo Estamos com Dilma - Vigília no Palácio do Alvorada \n\nAcompanhe: htp://ninj.as/45gdc https://t.co/MYMBFP2Q9Q</text:p>
          </table:table-cell>
          <table:table-cell table:style-name="ce2" office:value-type="string" calcext:value-type="string">
            <text:p>2016-08-31 15:07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stro Ricardo Lewandowski decidiu há pouco que poderá haver votação em separado da perda de mandato de Dilma https://t.co/lH9ZnWPju8</text:p>
          </table:table-cell>
          <table:table-cell table:style-name="ce2" office:value-type="string" calcext:value-type="string">
            <text:p>2016-08-31 15:32:4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AoVivo Estamos com Dilma - Vigília no Palácio do Alvorada: https://t.co/zW2lDrVfNV https://t.co/MBhrJSUIYn</text:p>
          </table:table-cell>
          <table:table-cell table:style-name="ce2" office:value-type="string" calcext:value-type="string">
            <text:p>2016-08-31 16:30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anheira Presidenta \nDilma Rousseff \nhttps://t.co/M0NpMdMnuD</text:p>
          </table:table-cell>
          <table:table-cell table:style-name="ce2" office:value-type="string" calcext:value-type="string">
            <text:p>2016-08-31 17:20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AoVivo Estamos com Dilma - Vigília no Palácio do Alvorada #LutarSempre \n\nAcompanhe: https://t.co/1BwZdxzBP3 https://t.co/U7lcjePb3M</text:p>
          </table:table-cell>
          <table:table-cell table:style-name="ce2" office:value-type="string" calcext:value-type="string">
            <text:p>2016-08-31 18:12:3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oVivo\nDilma Rousseff fala à nação. \n\nAcompanhe: https://t.co/gk9OoAaPnF https://t.co/2SQLRmQyJs</text:p>
          </table:table-cell>
          <table:table-cell table:style-name="ce2" office:value-type="string" calcext:value-type="string">
            <text:p>2016-08-31 18:35:3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a na íntegra pronunciamento de Dilma Rousseff hoje no Palácio da Alvorada - https://t.co/vqdZdo1N8J\n#LutarSempre https://t.co/55wwVvgY0I</text:p>
          </table:table-cell>
          <table:table-cell table:style-name="ce2" office:value-type="string" calcext:value-type="string">
            <text:p>2016-08-31 19:19:40+00:00</text:p>
          </table:table-cell>
          <table:table-cell table:number-columns-repeated="1021"/>
        </table:table-row>
        <table:table-row table:style-name="ro1" table:number-rows-repeated="10483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ublic Metrics Mídia Ninja" table:style-name="ta1">
        <table:shapes>
          <draw:frame draw:z-index="0" draw:style-name="gr1" draw:text-style-name="P1" svg:width="52.323cm" svg:height="20cm" svg:x="0cm" svg:y="108.395cm">
            <draw:object draw:notify-on-update-of-ranges="'Public Metrics Mídia Ninja'.B1:'Public Metrics Mídia Ninja'.B1 'Public Metrics Mídia Ninja'.B3:'Public Metrics Mídia Ninja'.B184 'Public Metrics Mídia Ninja'.C1:'Public Metrics Mídia Ninja'.C1 'Public Metrics Mídia Ninja'.C3:'Public Metrics Mídia Ninja'.C184 'Public Metrics Mídia Ninja'.D1:'Public Metrics Mídia Ninja'.D1 'Public Metrics Mídia Ninja'.D3:'Public Metrics Mídia Ninja'.D184 'Public Metrics Mídia Ninja'.E1:'Public Metrics Mídia Ninja'.E1 'Public Metrics Mídia Ninja'.E3:'Public Metrics Mídia Ninja'.E184 'Public Metrics Mídia Ninja'.F1:'Public Metrics Mídia Ninja'.F1 'Public Metrics Mídia Ninja'.F3:'Public Metrics Mídia Ninja'.F1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1.913cm" svg:height="31.635cm" svg:x="0.568cm" svg:y="130.379cm">
            <draw:object draw:notify-on-update-of-ranges="'Public Metrics Mídia Ninja'.C1:'Public Metrics Mídia Ninja'.C1 'Public Metrics Mídia Ninja'.D1:'Public Metrics Mídia Ninja'.D1 'Public Metrics Mídia Ninja'.E1:'Public Metrics Mídia Ninja'.E1 'Public Metrics Mídia Ninja'.F1:'Public Metrics Mídia Ninja'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number-columns-repeated="1018" table:default-cell-style-name="ce14"/>
        <table:table-row table:style-name="ro2">
          <table:table-cell table:style-name="ce5" office:value-type="string" calcext:value-type="string">
            <text:p>Data de publicação </text:p>
          </table:table-cell>
          <table:table-cell table:style-name="ce5" office:value-type="string" calcext:value-type="string">
            <text:p>Média de Tweets por dia</text:p>
          </table:table-cell>
          <table:table-cell table:style-name="ce5" office:value-type="string" calcext:value-type="string">
            <text:p>Retweets_count (Contagem de RT)</text:p>
          </table:table-cell>
          <table:table-cell table:style-name="ce5" office:value-type="string" calcext:value-type="string">
            <text:p>Reply_count (Contagem de Respostas)</text:p>
          </table:table-cell>
          <table:table-cell table:style-name="ce5" office:value-type="string" calcext:value-type="string">
            <text:p>Like_count (Contagem de Curtidas)</text:p>
          </table:table-cell>
          <table:table-cell table:style-name="ce5" office:value-type="string" calcext:value-type="string">
            <text:p>Quote_count (Contagem de comentários)</text:p>
          </table:table-cell>
          <table:table-cell table:number-columns-repeated="1015"/>
        </table:table-row>
        <table:table-row table:style-name="ro3">
          <table:table-cell table:style-name="ce5" table:number-columns-repeated="2"/>
          <table:table-cell table:style-name="ce10" office:value-type="string" calcext:value-type="string">
            <text:p>Uma contagem de quantas vezes o Tweet foi Retweetado. Observação: isso não inclui Tweets de Citação (“Retweets com comentário”). Para obter o total de "Retweets e comentários" conforme exibido nos clientes do Twitter, basta adicionar retweet_count e quote_count. Usando o campo public_metrics, isso retornará a contagem total de Retweets de contextos orgânicos e pagos, a fim de manter a consistência com as contagens mostradas publicamente no Twitter. Usando o campo organic_metrics, isso retorna a contagem total de Retweets de contextos orgânicos. Usando o campo promoted_metrics, isso retorna a contagem total de Retweets de contextos pagos. </text:p>
          </table:table-cell>
          <table:table-cell table:style-name="ce10" office:value-type="string" calcext:value-type="string">
            <text:p>Uma contagem de quantas vezes o Tweet foi respondido. Usando o campo public_metrics, isso retornará a contagem total de respostas de contextos orgânicos e pagos, para manter a consistência com as contagens mostradas publicamente no Twitter. Usando o campo organic_metrics, isso retorna a contagem total de respostas de contextos orgânicos. Usando o campo promoted_metrics, isso retorna a contagem total de respostas de contextos pagos. </text:p>
          </table:table-cell>
          <table:table-cell table:style-name="ce10" office:value-type="string" calcext:value-type="string">
            <text:p>Uma contagem de quantas vezes o Tweet foi curtido. Usando o campo public_metrics, isso retornará a contagem total de curtidas de contextos orgânicos e pagos, a fim de manter a consistência com as contagens mostradas publicamente no Twitter. Usando o campo organic_metrics, isso retorna a contagem total de Retweets de contextos orgânicos. Usando o campo promoted_metrics, isso retorna a contagem total de Retweets de contextos pagos.</text:p>
          </table:table-cell>
          <table:table-cell table:style-name="ce10" office:value-type="string" calcext:value-type="string">
            <text:p>Uma contagem de quantas vezes o Tweet foi Retweetado com um novo comentário (mensagem). Observação: isso não inclui retuítes. Para obter o total de “Retweets e comentários” conforme exibido nos clientes do Twitter, basta adicionar retweet_count e quote_count. Isso retornará a contagem total de Tweets de Citação. Não há Tweets de Citação de um contexto pago, então todos os Tweets de Citação são orgânicos.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4-10-25 19:25:33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4-10-26 22:43:33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4-12-04 23:39:53+00:00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5-02-02 21:22:54+00:00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5-02-11 21:28:03+00:00 </text:p>
          </table:table-cell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5-02-11 21:51:17+00:00 </text:p>
          </table:table-cell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5-02-11 22:18:57+00:00 </text:p>
          </table:table-cell>
          <table:covered-table-cell table:style-name="ce6"/>
          <table:table-cell table:style-name="ce6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5-07-27 04:31:11+00:00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6-03-13 20:59:57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6-03-16 23:28:58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23" calcext:value-type="float">
            <text:p>22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6-03-17 00:13:24+00:00 </text:p>
          </table:table-cell>
          <table:table-cell table:style-name="ce6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109" calcext:value-type="float">
            <text:p>109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6-03-17 13:57:35+00:00 </text:p>
          </table:table-cell>
          <table:covered-table-cell table:style-name="ce6"/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2016-03-17 14:06:50+00:00 </text:p>
          </table:table-cell>
          <table:covered-table-cell table:style-name="ce6"/>
          <table:table-cell table:style-name="ce6" office:value-type="float" office:value="67" calcext:value-type="float">
            <text:p>6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3-17 17:00:54+00:00 </text:p>
          </table:table-cell>
          <table:covered-table-cell table:style-name="ce7"/>
          <table:table-cell table:style-name="ce11" office:value-type="float" office:value="60" calcext:value-type="float">
            <text:p>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3-17 21:15:14+00:00 </text:p>
          </table:table-cell>
          <table:covered-table-cell table:style-name="ce7"/>
          <table:table-cell table:style-name="ce11" office:value-type="float" office:value="331" calcext:value-type="float">
            <text:p>33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3-18 22:51:01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3-19 00:47:58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55" calcext:value-type="float">
            <text:p>2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3-28 17:14:31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6" calcext:value-type="float">
            <text:p>4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3-30 23:53:58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3-31 04:50:10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5" calcext:value-type="float">
            <text:p>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2 18:41:40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82" calcext:value-type="float">
            <text:p>28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4 20:44:10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4 21:57:17+00:00 </text:p>
          </table:table-cell>
          <table:covered-table-cell table:style-name="ce7"/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4:58:41+00:00 </text:p>
          </table:table-cell>
          <table:table-cell table:style-name="ce7" office:value-type="float" office:value="13" calcext:value-type="float" table:number-columns-spanned="1" table:number-rows-spanned="13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5:05:35+00:00 </text:p>
          </table:table-cell>
          <table:covered-table-cell table:style-name="ce7"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5:06:33+00:00 </text:p>
          </table:table-cell>
          <table:covered-table-cell table:style-name="ce7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5:12:40+00:00 </text:p>
          </table:table-cell>
          <table:covered-table-cell table:style-name="ce7"/>
          <table:table-cell table:style-name="ce12" office:value-type="float" office:value="36" calcext:value-type="float">
            <text:p>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5:56:04+00:00 </text:p>
          </table:table-cell>
          <table:covered-table-cell table:style-name="ce7"/>
          <table:table-cell table:style-name="ce12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01:25+00:00 </text:p>
          </table:table-cell>
          <table:covered-table-cell table:style-name="ce7"/>
          <table:table-cell table:style-name="ce12" office:value-type="float" office:value="73" calcext:value-type="float">
            <text:p>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04:49+00:00 </text:p>
          </table:table-cell>
          <table:covered-table-cell table:style-name="ce7"/>
          <table:table-cell table:style-name="ce11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06:28+00:00 </text:p>
          </table:table-cell>
          <table:covered-table-cell table:style-name="ce7"/>
          <table:table-cell table:style-name="ce11" office:value-type="float" office:value="59" calcext:value-type="float">
            <text:p>5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08:56+00:00 </text:p>
          </table:table-cell>
          <table:covered-table-cell table:style-name="ce7"/>
          <table:table-cell table:style-name="ce11" office:value-type="float" office:value="56" calcext:value-type="float">
            <text:p>5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11:30+00:00 </text:p>
          </table:table-cell>
          <table:covered-table-cell table:style-name="ce7"/>
          <table:table-cell table:style-name="ce11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12:42+00:00 </text:p>
          </table:table-cell>
          <table:covered-table-cell table:style-name="ce7"/>
          <table:table-cell table:style-name="ce11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13:21+00:00 </text:p>
          </table:table-cell>
          <table:covered-table-cell table:style-name="ce7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07 16:16:27+00:00 </text:p>
          </table:table-cell>
          <table:covered-table-cell table:style-name="ce7"/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1 22:01:31+00:00 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11" office:value-type="float" office:value="125" calcext:value-type="float">
            <text:p>1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1 22:08:23+00:00 </text:p>
          </table:table-cell>
          <table:covered-table-cell table:style-name="ce7"/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1 22:50:32+00:00 </text:p>
          </table:table-cell>
          <table:covered-table-cell table:style-name="ce7"/>
          <table:table-cell table:style-name="ce11" office:value-type="float" office:value="31" calcext:value-type="float">
            <text:p>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5 18:34:48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0" calcext:value-type="float">
            <text:p>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7 22:27:54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80" calcext:value-type="float">
            <text:p>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7 22:28:10+00:00 </text:p>
          </table:table-cell>
          <table:covered-table-cell table:style-name="ce7"/>
          <table:table-cell table:style-name="ce11" office:value-type="float" office:value="403" calcext:value-type="float">
            <text:p>4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8 16:20:43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9" calcext:value-type="float">
            <text:p>14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9 14:57:50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19 23:01:10+00:00 </text:p>
          </table:table-cell>
          <table:covered-table-cell table:style-name="ce7"/>
          <table:table-cell table:style-name="ce11" office:value-type="float" office:value="668" calcext:value-type="float">
            <text:p>66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0 00:03:16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151" calcext:value-type="float">
            <text:p>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0 14:20:01+00:00 </text:p>
          </table:table-cell>
          <table:covered-table-cell table:style-name="ce7"/>
          <table:table-cell table:style-name="ce11" office:value-type="float" office:value="42" calcext:value-type="float">
            <text:p>4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2 00:43:25+00:00 </text:p>
          </table:table-cell>
          <table:table-cell table:style-name="ce7" office:value-type="float" office:value="5" calcext:value-type="float" table:number-columns-spanned="1" table:number-rows-spanned="5">
            <text:p>5</text:p>
          </table:table-cell>
          <table:table-cell table:style-name="ce11" office:value-type="float" office:value="426" calcext:value-type="float">
            <text:p>4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2 00:58:12+00:00 </text:p>
          </table:table-cell>
          <table:covered-table-cell table:style-name="ce7"/>
          <table:table-cell table:style-name="ce11" office:value-type="float" office:value="220" calcext:value-type="float">
            <text:p>2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2 12:55:41+00:00 </text:p>
          </table:table-cell>
          <table:covered-table-cell table:style-name="ce7"/>
          <table:table-cell table:style-name="ce11" office:value-type="float" office:value="214" calcext:value-type="float">
            <text:p>2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2 22:34:45+00:00 </text:p>
          </table:table-cell>
          <table:covered-table-cell table:style-name="ce7"/>
          <table:table-cell table:style-name="ce11" office:value-type="float" office:value="304" calcext:value-type="float">
            <text:p>30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2 22:56:09+00:00 </text:p>
          </table:table-cell>
          <table:covered-table-cell table:style-name="ce7"/>
          <table:table-cell table:style-name="ce11" office:value-type="float" office:value="87" calcext:value-type="float">
            <text:p>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4 16:40:17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1" calcext:value-type="float">
            <text:p>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5 15:27:52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8" calcext:value-type="float">
            <text:p>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7 20:47:49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2" calcext:value-type="float">
            <text:p>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4-29 23:07:29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57" calcext:value-type="float">
            <text:p>35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01 17:47:13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82" calcext:value-type="float">
            <text:p>38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02 01:15:35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1" calcext:value-type="float">
            <text:p>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04 19:02:18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1" calcext:value-type="float">
            <text:p>13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06 01:11:59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9" calcext:value-type="float">
            <text:p>1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10 04:07:48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265" calcext:value-type="float">
            <text:p>26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10 19:57:42+00:00 </text:p>
          </table:table-cell>
          <table:covered-table-cell table:style-name="ce7"/>
          <table:table-cell table:style-name="ce11" office:value-type="float" office:value="39" calcext:value-type="float">
            <text:p>3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12 14:41:49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37" calcext:value-type="float">
            <text:p>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12 16:34:03+00:00 </text:p>
          </table:table-cell>
          <table:covered-table-cell table:style-name="ce7"/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19 00:37:52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18" calcext:value-type="float">
            <text:p>3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01" calcext:value-type="float">
            <text:p>40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20 23:17:30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7" calcext:value-type="float">
            <text:p>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21 00:23:59+00:00 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12" office:value-type="float" office:value="609" calcext:value-type="float">
            <text:p>609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1474" calcext:value-type="float">
            <text:p>147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21 00:36:44+00:00 </text:p>
          </table:table-cell>
          <table:covered-table-cell table:style-name="ce7"/>
          <table:table-cell table:style-name="ce12" office:value-type="float" office:value="70" calcext:value-type="float">
            <text:p>7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21 18:51:30+00:00 </text:p>
          </table:table-cell>
          <table:covered-table-cell table:style-name="ce7"/>
          <table:table-cell table:style-name="ce12" office:value-type="float" office:value="150" calcext:value-type="float">
            <text:p>15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23 18:20:41+00:00 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89" calcext:value-type="float">
            <text:p>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24 03:05:56+00:00 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156" calcext:value-type="float">
            <text:p>15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30 23:00:16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42" calcext:value-type="float">
            <text:p>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30 23:54:07+00:00 </text:p>
          </table:table-cell>
          <table:covered-table-cell table:style-name="ce7"/>
          <table:table-cell table:style-name="ce12" office:value-type="float" office:value="75" calcext:value-type="float">
            <text:p>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5-31 13:10:06+00:00 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28" calcext:value-type="float">
            <text:p>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2 21:08:24+00:00 </text:p>
          </table:table-cell>
          <table:table-cell table:style-name="ce7" office:value-type="float" office:value="5" calcext:value-type="float" table:number-columns-spanned="1" table:number-rows-spanned="5">
            <text:p>5</text:p>
          </table:table-cell>
          <table:table-cell table:style-name="ce12" office:value-type="float" office:value="307" calcext:value-type="float">
            <text:p>3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2 22:15:27+00:00 </text:p>
          </table:table-cell>
          <table:covered-table-cell table:style-name="ce7"/>
          <table:table-cell table:style-name="ce12" office:value-type="float" office:value="254" calcext:value-type="float">
            <text:p>2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2 22:21:08+00:00 </text:p>
          </table:table-cell>
          <table:covered-table-cell table:style-name="ce7"/>
          <table:table-cell table:style-name="ce12" office:value-type="float" office:value="82" calcext:value-type="float">
            <text:p>8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2 22:42:46+00:00 </text:p>
          </table:table-cell>
          <table:covered-table-cell table:style-name="ce7"/>
          <table:table-cell table:style-name="ce12" office:value-type="float" office:value="467" calcext:value-type="float">
            <text:p>46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581" calcext:value-type="float">
            <text:p>58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2 22:48:48+00:00 </text:p>
          </table:table-cell>
          <table:covered-table-cell table:style-name="ce7"/>
          <table:table-cell table:style-name="ce12" office:value-type="float" office:value="228" calcext:value-type="float">
            <text:p>22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3 19:25:04+00:00 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79" calcext:value-type="float">
            <text:p>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3 19:47:57+00:00 </text:p>
          </table:table-cell>
          <table:covered-table-cell table:style-name="ce7"/>
          <table:table-cell table:style-name="ce12" office:value-type="float" office:value="77" calcext:value-type="float">
            <text:p>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3 21:15:00+00:00 </text:p>
          </table:table-cell>
          <table:covered-table-cell table:style-name="ce7"/>
          <table:table-cell table:style-name="ce12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3 21:37:40+00:00 </text:p>
          </table:table-cell>
          <table:covered-table-cell table:style-name="ce7"/>
          <table:table-cell table:style-name="ce12" office:value-type="float" office:value="181" calcext:value-type="float">
            <text:p>1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9" calcext:value-type="float">
            <text:p>23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6 20:41:10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6 21:24:08+00:00 </text:p>
          </table:table-cell>
          <table:covered-table-cell table:style-name="ce7"/>
          <table:table-cell table:style-name="ce12" office:value-type="float" office:value="106" calcext:value-type="float">
            <text:p>1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7 00:59:34+00:00 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288" calcext:value-type="float">
            <text:p>28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4" calcext:value-type="float">
            <text:p>40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09 14:46:31+00:00 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10 01:04:00+00:00 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41" calcext:value-type="float">
            <text:p>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13 21:29:43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37" calcext:value-type="float">
            <text:p>43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639" calcext:value-type="float">
            <text:p>63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15 19:41:35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36" calcext:value-type="float">
            <text:p>3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17 17:21:46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9" calcext:value-type="float">
            <text:p>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20 17:26:53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5" calcext:value-type="float">
            <text:p>1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6-28 15:17:32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76" calcext:value-type="float">
            <text:p>17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02 02:33:18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09" calcext:value-type="float">
            <text:p>30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06 14:08:42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06 15:05:27+00:00 </text:p>
          </table:table-cell>
          <table:covered-table-cell table:style-name="ce7"/>
          <table:table-cell table:style-name="ce11" office:value-type="float" office:value="70" calcext:value-type="float">
            <text:p>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08 22:04:01+00:00 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11" office:value-type="float" office:value="59" calcext:value-type="float">
            <text:p>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08 22:05:35+00:00 </text:p>
          </table:table-cell>
          <table:covered-table-cell table:style-name="ce7"/>
          <table:table-cell table:style-name="ce11" office:value-type="float" office:value="102" calcext:value-type="float">
            <text:p>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08 22:05:42+00:00 </text:p>
          </table:table-cell>
          <table:covered-table-cell table:style-name="ce7"/>
          <table:table-cell table:style-name="ce11" office:value-type="float" office:value="44" calcext:value-type="float">
            <text:p>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08 23:14:37+00:00 </text:p>
          </table:table-cell>
          <table:covered-table-cell table:style-name="ce7"/>
          <table:table-cell table:style-name="ce11" office:value-type="float" office:value="82" calcext:value-type="float">
            <text:p>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11 23:21:52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12 20:58:31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7" calcext:value-type="float">
            <text:p>1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19 13:46:01+00:00 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11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19 13:54:21+00:00 </text:p>
          </table:table-cell>
          <table:covered-table-cell table:style-name="ce7"/>
          <table:table-cell table:style-name="ce11" office:value-type="float" office:value="60" calcext:value-type="float">
            <text:p>6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19 14:29:29+00:00 </text:p>
          </table:table-cell>
          <table:covered-table-cell table:style-name="ce7"/>
          <table:table-cell table:style-name="ce11" office:value-type="float" office:value="47" calcext:value-type="float">
            <text:p>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22 17:52:56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69" calcext:value-type="float">
            <text:p>1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25 20:40:14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4" calcext:value-type="float">
            <text:p>1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26 12:56:59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28" calcext:value-type="float">
            <text:p>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26 15:20:56+00:00 </text:p>
          </table:table-cell>
          <table:covered-table-cell table:style-name="ce7"/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7-29 12:56:16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02 18:23:43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07 01:01:58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91" calcext:value-type="float">
            <text:p>39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616" calcext:value-type="float">
            <text:p>616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09 02:34:10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3" calcext:value-type="float">
            <text:p>1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11 14:38:15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17 18:34:00+00:00 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17 19:20:49+00:00 </text:p>
          </table:table-cell>
          <table:covered-table-cell table:style-name="ce7"/>
          <table:table-cell table:style-name="ce11" office:value-type="float" office:value="49" calcext:value-type="float">
            <text:p>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17 22:07:22+00:00 </text:p>
          </table:table-cell>
          <table:covered-table-cell table:style-name="ce7"/>
          <table:table-cell table:style-name="ce11" office:value-type="float" office:value="90" calcext:value-type="float">
            <text:p>9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17 23:46:00+00:00 </text:p>
          </table:table-cell>
          <table:covered-table-cell table:style-name="ce7"/>
          <table:table-cell table:style-name="ce11" office:value-type="float" office:value="96" calcext:value-type="float">
            <text:p>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19 18:35:42+00:00 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7" calcext:value-type="float">
            <text:p>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3 20:49:17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3 22:29:13+00:00 </text:p>
          </table:table-cell>
          <table:covered-table-cell table:style-name="ce7"/>
          <table:table-cell table:style-name="ce11" office:value-type="float" office:value="172" calcext:value-type="float">
            <text:p>17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4 12:34:17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41" calcext:value-type="float">
            <text:p>4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4 23:33:15+00:00 </text:p>
          </table:table-cell>
          <table:covered-table-cell table:style-name="ce7"/>
          <table:table-cell table:style-name="ce11" office:value-type="float" office:value="60" calcext:value-type="float">
            <text:p>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5 00:03:56+00:00 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11" office:value-type="float" office:value="109" calcext:value-type="float">
            <text:p>10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5 00:09:51+00:00 </text:p>
          </table:table-cell>
          <table:covered-table-cell table:style-name="ce7"/>
          <table:table-cell table:style-name="ce11" office:value-type="float" office:value="144" calcext:value-type="float">
            <text:p>14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5 17:53:41+00:00 </text:p>
          </table:table-cell>
          <table:covered-table-cell table:style-name="ce7"/>
          <table:table-cell table:style-name="ce11" office:value-type="float" office:value="57" calcext:value-type="float">
            <text:p>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5 19:25:59+00:00 </text:p>
          </table:table-cell>
          <table:covered-table-cell table:style-name="ce7"/>
          <table:table-cell table:style-name="ce11" office:value-type="float" office:value="43" calcext:value-type="float">
            <text:p>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6 13:57:35+00:00 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11" office:value-type="float" office:value="45" calcext:value-type="float">
            <text:p>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6 14:16:45+00:00 </text:p>
          </table:table-cell>
          <table:covered-table-cell table:style-name="ce7"/>
          <table:table-cell table:style-name="ce11" office:value-type="float" office:value="73" calcext:value-type="float">
            <text:p>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6 14:31:26+00:00 </text:p>
          </table:table-cell>
          <table:covered-table-cell table:style-name="ce7"/>
          <table:table-cell table:style-name="ce11" office:value-type="float" office:value="185" calcext:value-type="float">
            <text:p>1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8 16:57:50+00:00 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8 17:42:52+00:00 </text:p>
          </table:table-cell>
          <table:covered-table-cell table:style-name="ce7"/>
          <table:table-cell table:style-name="ce11" office:value-type="float" office:value="56" calcext:value-type="float">
            <text:p>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00:48:32+00:00 </text:p>
          </table:table-cell>
          <table:table-cell table:style-name="ce7" office:value-type="float" office:value="34" calcext:value-type="float" table:number-columns-spanned="1" table:number-rows-spanned="34">
            <text:p>34</text:p>
          </table:table-cell>
          <table:table-cell table:style-name="ce11" office:value-type="float" office:value="87" calcext:value-type="float">
            <text:p>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03:04:58+00:00 </text:p>
          </table:table-cell>
          <table:covered-table-cell table:style-name="ce7"/>
          <table:table-cell table:style-name="ce11" office:value-type="float" office:value="286" calcext:value-type="float">
            <text:p>286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1:34:44+00:00 </text:p>
          </table:table-cell>
          <table:covered-table-cell table:style-name="ce7"/>
          <table:table-cell table:style-name="ce11" office:value-type="float" office:value="48" calcext:value-type="float">
            <text:p>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1:38:48+00:00 </text:p>
          </table:table-cell>
          <table:covered-table-cell table:style-name="ce7"/>
          <table:table-cell table:style-name="ce11" office:value-type="float" office:value="27" calcext:value-type="float">
            <text:p>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1:47:08+00:00 </text:p>
          </table:table-cell>
          <table:covered-table-cell table:style-name="ce7"/>
          <table:table-cell table:style-name="ce11" office:value-type="float" office:value="49" calcext:value-type="float">
            <text:p>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00:35+00:00 </text:p>
          </table:table-cell>
          <table:covered-table-cell table:style-name="ce7"/>
          <table:table-cell table:style-name="ce11" office:value-type="float" office:value="62" calcext:value-type="float">
            <text:p>6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18:21+00:00 </text:p>
          </table:table-cell>
          <table:covered-table-cell table:style-name="ce7"/>
          <table:table-cell table:style-name="ce11" office:value-type="float" office:value="55" calcext:value-type="float">
            <text:p>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23:53+00:00 </text:p>
          </table:table-cell>
          <table:covered-table-cell table:style-name="ce7"/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24:57+00:00 </text:p>
          </table:table-cell>
          <table:covered-table-cell table:style-name="ce7"/>
          <table:table-cell table:style-name="ce11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25:05+00:00 </text:p>
          </table:table-cell>
          <table:covered-table-cell table:style-name="ce7"/>
          <table:table-cell table:style-name="ce11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25:11+00:00 </text:p>
          </table:table-cell>
          <table:covered-table-cell table:style-name="ce7"/>
          <table:table-cell table:style-name="ce11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26:09+00:00 </text:p>
          </table:table-cell>
          <table:covered-table-cell table:style-name="ce7"/>
          <table:table-cell table:style-name="ce11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2:46:30+00:00 </text:p>
          </table:table-cell>
          <table:covered-table-cell table:style-name="ce7"/>
          <table:table-cell table:style-name="ce11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3:11:07+00:00 </text:p>
          </table:table-cell>
          <table:covered-table-cell table:style-name="ce7"/>
          <table:table-cell table:style-name="ce11" office:value-type="float" office:value="116" calcext:value-type="float">
            <text:p>1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3:16:39+00:00 </text:p>
          </table:table-cell>
          <table:covered-table-cell table:style-name="ce7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3:17:15+00:00 </text:p>
          </table:table-cell>
          <table:covered-table-cell table:style-name="ce7"/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3:19:52+00:00 </text:p>
          </table:table-cell>
          <table:covered-table-cell table:style-name="ce7"/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3:29:08+00:00 </text:p>
          </table:table-cell>
          <table:covered-table-cell table:style-name="ce7"/>
          <table:table-cell table:style-name="ce11" office:value-type="float" office:value="35" calcext:value-type="float">
            <text:p>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3:55:59+00:00 </text:p>
          </table:table-cell>
          <table:covered-table-cell table:style-name="ce7"/>
          <table:table-cell table:style-name="ce11" office:value-type="float" office:value="46" calcext:value-type="float">
            <text:p>4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4:15:40+00:00 </text:p>
          </table:table-cell>
          <table:covered-table-cell table:style-name="ce7"/>
          <table:table-cell table:style-name="ce11" office:value-type="float" office:value="103" calcext:value-type="float">
            <text:p>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4:16:04+00:00 </text:p>
          </table:table-cell>
          <table:covered-table-cell table:style-name="ce7"/>
          <table:table-cell table:style-name="ce11" office:value-type="float" office:value="269" calcext:value-type="float">
            <text:p>2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4:16:20+00:00 </text:p>
          </table:table-cell>
          <table:covered-table-cell table:style-name="ce7"/>
          <table:table-cell table:style-name="ce11" office:value-type="float" office:value="254" calcext:value-type="float">
            <text:p>25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4:20:02+00:00 </text:p>
          </table:table-cell>
          <table:covered-table-cell table:style-name="ce7"/>
          <table:table-cell table:style-name="ce11" office:value-type="float" office:value="155" calcext:value-type="float">
            <text:p>15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4:28:10+00:00 </text:p>
          </table:table-cell>
          <table:covered-table-cell table:style-name="ce7"/>
          <table:table-cell table:style-name="ce11" office:value-type="float" office:value="74" calcext:value-type="float">
            <text:p>7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5:37:39+00:00 </text:p>
          </table:table-cell>
          <table:covered-table-cell table:style-name="ce7"/>
          <table:table-cell table:style-name="ce11" office:value-type="float" office:value="119" calcext:value-type="float">
            <text:p>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6:42:59+00:00 </text:p>
          </table:table-cell>
          <table:covered-table-cell table:style-name="ce7"/>
          <table:table-cell table:style-name="ce11" office:value-type="float" office:value="146" calcext:value-type="float">
            <text:p>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7:25:10+00:00 </text:p>
          </table:table-cell>
          <table:covered-table-cell table:style-name="ce7"/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7:50:51+00:00 </text:p>
          </table:table-cell>
          <table:covered-table-cell table:style-name="ce7"/>
          <table:table-cell table:style-name="ce11" office:value-type="float" office:value="35" calcext:value-type="float">
            <text:p>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8:02:30+00:00 </text:p>
          </table:table-cell>
          <table:covered-table-cell table:style-name="ce7"/>
          <table:table-cell table:style-name="ce11" office:value-type="float" office:value="86" calcext:value-type="float">
            <text:p>8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8:25:15+00:00 </text:p>
          </table:table-cell>
          <table:covered-table-cell table:style-name="ce7"/>
          <table:table-cell table:style-name="ce11" office:value-type="float" office:value="86" calcext:value-type="float">
            <text:p>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19:24:23+00:00 </text:p>
          </table:table-cell>
          <table:covered-table-cell table:style-name="ce7"/>
          <table:table-cell table:style-name="ce11" office:value-type="float" office:value="181" calcext:value-type="float">
            <text:p>1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20:02:30+00:00 </text:p>
          </table:table-cell>
          <table:covered-table-cell table:style-name="ce7"/>
          <table:table-cell table:style-name="ce11" office:value-type="float" office:value="154" calcext:value-type="float">
            <text:p>1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22:49:15+00:00 </text:p>
          </table:table-cell>
          <table:covered-table-cell table:style-name="ce7"/>
          <table:table-cell table:style-name="ce11" office:value-type="float" office:value="308" calcext:value-type="float">
            <text:p>30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29 23:35:26+00:00 </text:p>
          </table:table-cell>
          <table:covered-table-cell table:style-name="ce7"/>
          <table:table-cell table:style-name="ce11" office:value-type="float" office:value="23" calcext:value-type="float">
            <text:p>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0 00:35:43+00:00 </text:p>
          </table:table-cell>
          <table:table-cell table:style-name="ce7" office:value-type="float" office:value="5" calcext:value-type="float" table:number-columns-spanned="1" table:number-rows-spanned="5">
            <text:p>5</text:p>
          </table:table-cell>
          <table:table-cell table:style-name="ce11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0 02:14:08+00:00 </text:p>
          </table:table-cell>
          <table:covered-table-cell table:style-name="ce7"/>
          <table:table-cell table:style-name="ce11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0 03:27:28+00:00 </text:p>
          </table:table-cell>
          <table:covered-table-cell table:style-name="ce7"/>
          <table:table-cell table:style-name="ce11" office:value-type="float" office:value="337" calcext:value-type="float">
            <text:p>33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0 18:04:06+00:00 </text:p>
          </table:table-cell>
          <table:covered-table-cell table:style-name="ce7"/>
          <table:table-cell table:style-name="ce11" office:value-type="float" office:value="54" calcext:value-type="float">
            <text:p>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0 18:35:43+00:00 </text:p>
          </table:table-cell>
          <table:covered-table-cell table:style-name="ce7"/>
          <table:table-cell table:style-name="ce11" office:value-type="float" office:value="61" calcext:value-type="float">
            <text:p>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3:53:55+00:00 </text:p>
          </table:table-cell>
          <table:table-cell table:style-name="ce7" office:value-type="float" office:value="11" calcext:value-type="float" table:number-columns-spanned="1" table:number-rows-spanned="11">
            <text:p>11</text:p>
          </table:table-cell>
          <table:table-cell table:style-name="ce12" office:value-type="float" office:value="42" calcext:value-type="float">
            <text:p>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4:01:27+00:00 </text:p>
          </table:table-cell>
          <table:covered-table-cell table:style-name="ce7"/>
          <table:table-cell table:style-name="ce12" office:value-type="float" office:value="54" calcext:value-type="float">
            <text:p>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4:11:31+00:00 </text:p>
          </table:table-cell>
          <table:covered-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5:07:34+00:00 </text:p>
          </table:table-cell>
          <table:covered-table-cell table:style-name="ce7"/>
          <table:table-cell table:style-name="ce12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5:11:46+00:00 </text:p>
          </table:table-cell>
          <table:covered-table-cell table:style-name="ce7"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5:32:41+00:00 </text:p>
          </table:table-cell>
          <table:covered-table-cell table:style-name="ce7"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6:30:14+00:00 </text:p>
          </table:table-cell>
          <table:covered-table-cell table:style-name="ce7"/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7:20:43+00:00 </text:p>
          </table:table-cell>
          <table:covered-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8:12:37+00:00 </text:p>
          </table:table-cell>
          <table:covered-table-cell table:style-name="ce7"/>
          <table:table-cell table:style-name="ce12" office:value-type="float" office:value="32" calcext:value-type="float">
            <text:p>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8:35:38+00:00 </text:p>
          </table:table-cell>
          <table:covered-table-cell table:style-name="ce7"/>
          <table:table-cell table:style-name="ce12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2016-08-31 19:19:40+00:00 </text:p>
          </table:table-cell>
          <table:covered-table-cell table:style-name="ce7"/>
          <table:table-cell table:style-name="ce12" office:value-type="float" office:value="59" calcext:value-type="float">
            <text:p>5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8" table:formula="of:=SUM([.A5:.A173])" office:value-type="float" office:value="0" calcext:value-type="float">
            <text:p>0</text:p>
          </table:table-cell>
          <table:table-cell table:style-name="ce8" table:formula="of:=SUM([.B3:.B184])" office:value-type="float" office:value="182" calcext:value-type="float">
            <text:p>182</text:p>
          </table:table-cell>
          <table:table-cell table:style-name="ce8" table:formula="of:=SUM([.C3:.C184])" office:value-type="float" office:value="18798" calcext:value-type="float">
            <text:p>18798</text:p>
          </table:table-cell>
          <table:table-cell table:style-name="ce8" table:formula="of:=SUM([.D3:.D184])" office:value-type="float" office:value="1173" calcext:value-type="float">
            <text:p>1173</text:p>
          </table:table-cell>
          <table:table-cell table:style-name="ce8" table:formula="of:=SUM([.E3:.E184])" office:value-type="float" office:value="27587" calcext:value-type="float">
            <text:p>27587</text:p>
          </table:table-cell>
          <table:table-cell table:style-name="ce8" table:formula="of:=SUM([.F3:.F184])" office:value-type="float" office:value="635" calcext:value-type="float">
            <text:p>6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édia</text:p>
          </table:table-cell>
          <table:table-cell office:value-type="float" office:value="2.4" calcext:value-type="float">
            <text:p>2,4</text:p>
          </table:table-cell>
          <table:table-cell table:style-name="ce13" table:number-columns-repeated="4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13" table:number-columns-repeated="4"/>
          <table:table-cell table:number-columns-repeated="1015"/>
        </table:table-row>
        <table:table-row table:style-name="ro2" table:number-rows-repeated="104838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0T16:06:15.458000000</meta:creation-date>
    <dc:date>2023-11-20T16:16:03.957000000</dc:date>
    <meta:editing-duration>PT9M48S</meta:editing-duration>
    <meta:editing-cycles>1</meta:editing-cycles>
    <meta:generator>LibreOffice/7.2.5.2$Windows_X86_64 LibreOffice_project/499f9727c189e6ef3471021d6132d4c694f357e5</meta:generator>
    <meta:document-statistic meta:table-count="2" meta:cell-count="137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324cm" svg:height="20.001cm" xlink:href=".." xlink:type="simple" chart:class="chart:line" chart:style-name="ch1">
        <chart:legend chart:legend-position="end" svg:x="44.461cm" svg:y="8.69cm" style:legend-expansion="high" chart:style-name="ch2"/>
        <chart:plot-area chart:style-name="ch3" table:cell-range-address="'Public Metrics Mídia Ninja'.B1:'Public Metrics Mídia Ninja'.F1 'Public Metrics Mídia Ninja'.B3:'Public Metrics Mídia Ninja'.F184" chart:data-source-has-labels="row" svg:x="1.046cm" svg:y="0.4cm" svg:width="42.369cm" svg:height="19.201cm">
          <chart:coordinate-region svg:x="2.059cm" svg:y="0.518cm" svg:width="41.356cm" svg:height="18.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ublic Metrics Mídia Ninja'.B3:'Public Metrics Mídia Ninja'.B184" chart:label-cell-address="'Public Metrics Mídia Ninja'.B1:'Public Metrics Mídia Ninja'.B1" chart:class="chart:line">
            <chart:data-point chart:repeated="182"/>
          </chart:series>
          <chart:series chart:style-name="ch7" chart:values-cell-range-address="'Public Metrics Mídia Ninja'.C3:'Public Metrics Mídia Ninja'.C184" chart:label-cell-address="'Public Metrics Mídia Ninja'.C1:'Public Metrics Mídia Ninja'.C1" chart:class="chart:line">
            <chart:data-point chart:repeated="182"/>
          </chart:series>
          <chart:series chart:style-name="ch8" chart:values-cell-range-address="'Public Metrics Mídia Ninja'.D3:'Public Metrics Mídia Ninja'.D184" chart:label-cell-address="'Public Metrics Mídia Ninja'.D1:'Public Metrics Mídia Ninja'.D1" chart:class="chart:line">
            <chart:data-point chart:repeated="182"/>
          </chart:series>
          <chart:series chart:style-name="ch9" chart:values-cell-range-address="'Public Metrics Mídia Ninja'.E3:'Public Metrics Mídia Ninja'.E184" chart:label-cell-address="'Public Metrics Mídia Ninja'.E1:'Public Metrics Mídia Ninja'.E1" chart:class="chart:line">
            <chart:data-point chart:repeated="182"/>
          </chart:series>
          <chart:series chart:style-name="ch10" chart:values-cell-range-address="'Public Metrics Mídia Ninja'.F3:'Public Metrics Mídia Ninja'.F184" chart:label-cell-address="'Public Metrics Mídia Ninja'.F1:'Public Metrics Mídia Ninja'.F1" chart:class="chart:line">
            <chart:data-point chart:repeated="1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e Tweets por dia</text:p>
                <draw:g>
                  <svg:desc>'Public Metrics Mídia Ninja'.B1:'Public Metrics Mídia Ninja'.B1</svg:desc>
                </draw:g>
              </table:table-cell>
              <table:table-cell office:value-type="string">
                <text:p>Retweets_count (Contagem de RT)</text:p>
                <draw:g>
                  <svg:desc>'Public Metrics Mídia Ninja'.C1:'Public Metrics Mídia Ninja'.C1</svg:desc>
                </draw:g>
              </table:table-cell>
              <table:table-cell office:value-type="string">
                <text:p>Reply_count (Contagem de Respostas)</text:p>
                <draw:g>
                  <svg:desc>'Public Metrics Mídia Ninja'.D1:'Public Metrics Mídia Ninja'.D1</svg:desc>
                </draw:g>
              </table:table-cell>
              <table:table-cell office:value-type="string">
                <text:p>Like_count (Contagem de Curtidas)</text:p>
                <draw:g>
                  <svg:desc>'Public Metrics Mídia Ninja'.E1:'Public Metrics Mídia Ninja'.E1</svg:desc>
                </draw:g>
              </table:table-cell>
              <table:table-cell office:value-type="string">
                <text:p>Quote_count (Contagem de comentários)</text:p>
                <draw:g>
                  <svg:desc>'Public Metrics Mídia Ninja'.F1:'Public Metrics Mídia Ninj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ublic Metrics Mídia Ninja'.B3:'Public Metrics Mídia Ninja'.B184</svg:desc>
                </draw:g>
              </table:table-cell>
              <table:table-cell office:value-type="float" office:value="19">
                <text:p>19</text:p>
                <draw:g>
                  <svg:desc>'Public Metrics Mídia Ninja'.C3:'Public Metrics Mídia Ninja'.C184</svg:desc>
                </draw:g>
              </table:table-cell>
              <table:table-cell office:value-type="float" office:value="4">
                <text:p>4</text:p>
                <draw:g>
                  <svg:desc>'Public Metrics Mídia Ninja'.D3:'Public Metrics Mídia Ninja'.D184</svg:desc>
                </draw:g>
              </table:table-cell>
              <table:table-cell office:value-type="float" office:value="12">
                <text:p>12</text:p>
                <draw:g>
                  <svg:desc>'Public Metrics Mídia Ninja'.E3:'Public Metrics Mídia Ninja'.E184</svg:desc>
                </draw:g>
              </table:table-cell>
              <table:table-cell office:value-type="float" office:value="0">
                <text:p>0</text:p>
                <draw:g>
                  <svg:desc>'Public Metrics Mídia Ninja'.F3:'Public Metrics Mídia Ninja'.F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3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15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82">
                <text:p>282</text:p>
              </table:table-cell>
              <table:table-cell office:value-type="float" office:value="15">
                <text:p>15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">
                <text:p>8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49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31">
                <text:p>31</text:p>
              </table:table-cell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26">
                <text:p>426</text:p>
              </table:table-cell>
              <table:table-cell office:value-type="float" office:value="25">
                <text:p>25</text:p>
              </table:table-cell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20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20">
                <text:p>20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357">
                <text:p>357</text:p>
              </table:table-cell>
              <table:table-cell office:value-type="float" office:value="20">
                <text:p>2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14">
                <text:p>14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  <table:table-cell office:value-type="float" office:value="16">
                <text:p>16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265">
                <text:p>265</text:p>
              </table:table-cell>
              <table:table-cell office:value-type="float" office:value="47">
                <text:p>4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318">
                <text:p>318</text:p>
              </table:table-cell>
              <table:table-cell office:value-type="float" office:value="4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609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1474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307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17">
                <text:p>17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7">
                <text:p>7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88">
                <text:p>288</text:p>
              </table:table-cell>
              <table:table-cell office:value-type="float" office:value="17">
                <text:p>17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437">
                <text:p>437</text:p>
              </table:table-cell>
              <table:table-cell office:value-type="float" office:value="24">
                <text:p>24</text:p>
              </table:table-cell>
              <table:table-cell office:value-type="float" office:value="639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336">
                <text:p>336</text:p>
              </table:table-cell>
              <table:table-cell office:value-type="float" office:value="12">
                <text:p>12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211">
                <text:p>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19">
                <text:p>19</text:p>
              </table:table-cell>
              <table:table-cell office:value-type="float" office:value="173">
                <text:p>1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309">
                <text:p>309</text:p>
              </table:table-cell>
              <table:table-cell office:value-type="float" office:value="27">
                <text:p>27</text:p>
              </table:table-cell>
              <table:table-cell office:value-type="float" office:value="511">
                <text:p>5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257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23">
                <text:p>23</text:p>
              </table:table-cell>
              <table:table-cell office:value-type="float" office:value="616">
                <text:p>6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23">
                <text:p>123</text:p>
              </table:table-cell>
              <table:table-cell office:value-type="float" office:value="11">
                <text:p>11</text:p>
              </table:table-cell>
              <table:table-cell office:value-type="float" office:value="215">
                <text:p>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84">
                <text:p>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380">
                <text:p>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286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53">
                <text:p>53</text:p>
              </table:table-cell>
              <table:table-cell office:value-type="float" office:value="588">
                <text:p>5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460">
                <text:p>4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23">
                <text:p>23</text:p>
              </table:table-cell>
              <table:table-cell office:value-type="float" office:value="541">
                <text:p>5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65">
                <text:p>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260">
                <text:p>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186">
                <text:p>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11">
                <text:p>11</text:p>
              </table:table-cell>
              <table:table-cell office:value-type="float" office:value="236">
                <text:p>2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6">
                <text:p>6</text:p>
              </table:table-cell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11">
                <text:p>11</text:p>
              </table:table-cell>
              <table:table-cell office:value-type="float" office:value="386">
                <text:p>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18">
                <text:p>18</text:p>
              </table:table-cell>
              <table:table-cell office:value-type="float" office:value="505">
                <text:p>5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914cm" svg:height="31.636cm" xlink:href=".." xlink:type="simple" chart:class="chart:line" chart:style-name="ch1">
        <chart:legend chart:legend-position="end" svg:x="34.051cm" svg:y="14.76cm" style:legend-expansion="high" chart:style-name="ch2"/>
        <chart:plot-area chart:style-name="ch3" table:cell-range-address="'Public Metrics Mídia Ninja'.C1:'Public Metrics Mídia Ninja'.F1 'Public Metrics Mídia Ninja'.C17:'Public Metrics Mídia Ninja'.F17 'Public Metrics Mídia Ninja'.C44:'Public Metrics Mídia Ninja'.F44 'Public Metrics Mídia Ninja'.C47:'Public Metrics Mídia Ninja'.F47 'Public Metrics Mídia Ninja'.C50:'Public Metrics Mídia Ninja'.F50 'Public Metrics Mídia Ninja'.C53:'Public Metrics Mídia Ninja'.F53 'Public Metrics Mídia Ninja'.C58:'Public Metrics Mídia Ninja'.F59 'Public Metrics Mídia Ninja'.C63:'Public Metrics Mídia Ninja'.F63 'Public Metrics Mídia Ninja'.C67:'Public Metrics Mídia Ninja'.F67 'Public Metrics Mídia Ninja'.C69:'Public Metrics Mídia Ninja'.F69 'Public Metrics Mídia Ninja'.C77:'Public Metrics Mídia Ninja'.F77 'Public Metrics Mídia Ninja'.C80:'Public Metrics Mídia Ninja'.F80 'Public Metrics Mídia Ninja'.C88:'Public Metrics Mídia Ninja'.F88 'Public Metrics Mídia Ninja'.C91:'Public Metrics Mídia Ninja'.F92 'Public Metrics Mídia Ninja'.C96:'Public Metrics Mídia Ninja'.F96 'Public Metrics Mídia Ninja'.C114:'Public Metrics Mídia Ninja'.F114 'Public Metrics Mídia Ninja'.C136:'Public Metrics Mídia Ninja'.F136 'Public Metrics Mídia Ninja'.C167:'Public Metrics Mídia Ninja'.F167 'Public Metrics Mídia Ninja'.C171:'Public Metrics Mídia Ninja'.F171" chart:data-source-has-labels="row" svg:x="0.838cm" svg:y="0.632cm" svg:width="32.375cm" svg:height="30.372cm">
          <chart:coordinate-region svg:x="1.661cm" svg:y="0.835cm" svg:width="31.171cm" svg:height="29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ublic Metrics Mídia Ninja'.C17:'Public Metrics Mídia Ninja'.C17 'Public Metrics Mídia Ninja'.C44:'Public Metrics Mídia Ninja'.C44 'Public Metrics Mídia Ninja'.C47:'Public Metrics Mídia Ninja'.C47 'Public Metrics Mídia Ninja'.C50:'Public Metrics Mídia Ninja'.C50 'Public Metrics Mídia Ninja'.C53:'Public Metrics Mídia Ninja'.C53 'Public Metrics Mídia Ninja'.C58:'Public Metrics Mídia Ninja'.C59 'Public Metrics Mídia Ninja'.C63:'Public Metrics Mídia Ninja'.C63 'Public Metrics Mídia Ninja'.C67:'Public Metrics Mídia Ninja'.C67 'Public Metrics Mídia Ninja'.C69:'Public Metrics Mídia Ninja'.C69 'Public Metrics Mídia Ninja'.C77:'Public Metrics Mídia Ninja'.C77 'Public Metrics Mídia Ninja'.C80:'Public Metrics Mídia Ninja'.C80 'Public Metrics Mídia Ninja'.C88:'Public Metrics Mídia Ninja'.C88 'Public Metrics Mídia Ninja'.C91:'Public Metrics Mídia Ninja'.C92 'Public Metrics Mídia Ninja'.C96:'Public Metrics Mídia Ninja'.C96 'Public Metrics Mídia Ninja'.C114:'Public Metrics Mídia Ninja'.C114 'Public Metrics Mídia Ninja'.C136:'Public Metrics Mídia Ninja'.C136 'Public Metrics Mídia Ninja'.C167:'Public Metrics Mídia Ninja'.C167 'Public Metrics Mídia Ninja'.C171:'Public Metrics Mídia Ninja'.C171" chart:label-cell-address="'Public Metrics Mídia Ninja'.C1:'Public Metrics Mídia Ninja'.C1" chart:class="chart:line">
            <chart:data-point chart:repeated="20"/>
          </chart:series>
          <chart:series chart:style-name="ch7" chart:values-cell-range-address="'Public Metrics Mídia Ninja'.D17:'Public Metrics Mídia Ninja'.D17 'Public Metrics Mídia Ninja'.D44:'Public Metrics Mídia Ninja'.D44 'Public Metrics Mídia Ninja'.D47:'Public Metrics Mídia Ninja'.D47 'Public Metrics Mídia Ninja'.D50:'Public Metrics Mídia Ninja'.D50 'Public Metrics Mídia Ninja'.D53:'Public Metrics Mídia Ninja'.D53 'Public Metrics Mídia Ninja'.D58:'Public Metrics Mídia Ninja'.D59 'Public Metrics Mídia Ninja'.D63:'Public Metrics Mídia Ninja'.D63 'Public Metrics Mídia Ninja'.D67:'Public Metrics Mídia Ninja'.D67 'Public Metrics Mídia Ninja'.D69:'Public Metrics Mídia Ninja'.D69 'Public Metrics Mídia Ninja'.D77:'Public Metrics Mídia Ninja'.D77 'Public Metrics Mídia Ninja'.D80:'Public Metrics Mídia Ninja'.D80 'Public Metrics Mídia Ninja'.D88:'Public Metrics Mídia Ninja'.D88 'Public Metrics Mídia Ninja'.D91:'Public Metrics Mídia Ninja'.D92 'Public Metrics Mídia Ninja'.D96:'Public Metrics Mídia Ninja'.D96 'Public Metrics Mídia Ninja'.D114:'Public Metrics Mídia Ninja'.D114 'Public Metrics Mídia Ninja'.D136:'Public Metrics Mídia Ninja'.D136 'Public Metrics Mídia Ninja'.D167:'Public Metrics Mídia Ninja'.D167 'Public Metrics Mídia Ninja'.D171:'Public Metrics Mídia Ninja'.D171" chart:label-cell-address="'Public Metrics Mídia Ninja'.D1:'Public Metrics Mídia Ninja'.D1" chart:class="chart:line">
            <chart:data-point chart:repeated="20"/>
          </chart:series>
          <chart:series chart:style-name="ch8" chart:values-cell-range-address="'Public Metrics Mídia Ninja'.E17:'Public Metrics Mídia Ninja'.E17 'Public Metrics Mídia Ninja'.E44:'Public Metrics Mídia Ninja'.E44 'Public Metrics Mídia Ninja'.E47:'Public Metrics Mídia Ninja'.E47 'Public Metrics Mídia Ninja'.E50:'Public Metrics Mídia Ninja'.E50 'Public Metrics Mídia Ninja'.E53:'Public Metrics Mídia Ninja'.E53 'Public Metrics Mídia Ninja'.E58:'Public Metrics Mídia Ninja'.E59 'Public Metrics Mídia Ninja'.E63:'Public Metrics Mídia Ninja'.E63 'Public Metrics Mídia Ninja'.E67:'Public Metrics Mídia Ninja'.E67 'Public Metrics Mídia Ninja'.E69:'Public Metrics Mídia Ninja'.E69 'Public Metrics Mídia Ninja'.E77:'Public Metrics Mídia Ninja'.E77 'Public Metrics Mídia Ninja'.E80:'Public Metrics Mídia Ninja'.E80 'Public Metrics Mídia Ninja'.E88:'Public Metrics Mídia Ninja'.E88 'Public Metrics Mídia Ninja'.E91:'Public Metrics Mídia Ninja'.E92 'Public Metrics Mídia Ninja'.E96:'Public Metrics Mídia Ninja'.E96 'Public Metrics Mídia Ninja'.E114:'Public Metrics Mídia Ninja'.E114 'Public Metrics Mídia Ninja'.E136:'Public Metrics Mídia Ninja'.E136 'Public Metrics Mídia Ninja'.E167:'Public Metrics Mídia Ninja'.E167 'Public Metrics Mídia Ninja'.E171:'Public Metrics Mídia Ninja'.E171" chart:label-cell-address="'Public Metrics Mídia Ninja'.E1:'Public Metrics Mídia Ninja'.E1" chart:class="chart:line">
            <chart:data-point chart:repeated="20"/>
          </chart:series>
          <chart:series chart:style-name="ch9" chart:values-cell-range-address="'Public Metrics Mídia Ninja'.F17:'Public Metrics Mídia Ninja'.F17 'Public Metrics Mídia Ninja'.F44:'Public Metrics Mídia Ninja'.F44 'Public Metrics Mídia Ninja'.F47:'Public Metrics Mídia Ninja'.F47 'Public Metrics Mídia Ninja'.F50:'Public Metrics Mídia Ninja'.F50 'Public Metrics Mídia Ninja'.F53:'Public Metrics Mídia Ninja'.F53 'Public Metrics Mídia Ninja'.F58:'Public Metrics Mídia Ninja'.F59 'Public Metrics Mídia Ninja'.F63:'Public Metrics Mídia Ninja'.F63 'Public Metrics Mídia Ninja'.F67:'Public Metrics Mídia Ninja'.F67 'Public Metrics Mídia Ninja'.F69:'Public Metrics Mídia Ninja'.F69 'Public Metrics Mídia Ninja'.F77:'Public Metrics Mídia Ninja'.F77 'Public Metrics Mídia Ninja'.F80:'Public Metrics Mídia Ninja'.F80 'Public Metrics Mídia Ninja'.F88:'Public Metrics Mídia Ninja'.F88 'Public Metrics Mídia Ninja'.F91:'Public Metrics Mídia Ninja'.F92 'Public Metrics Mídia Ninja'.F96:'Public Metrics Mídia Ninja'.F96 'Public Metrics Mídia Ninja'.F114:'Public Metrics Mídia Ninja'.F114 'Public Metrics Mídia Ninja'.F136:'Public Metrics Mídia Ninja'.F136 'Public Metrics Mídia Ninja'.F167:'Public Metrics Mídia Ninja'.F167 'Public Metrics Mídia Ninja'.F171:'Public Metrics Mídia Ninja'.F171" chart:label-cell-address="'Public Metrics Mídia Ninja'.F1:'Public Metrics Mídia Ninja'.F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weets_count (Contagem de RT)</text:p>
                <draw:g>
                  <svg:desc>'Public Metrics Mídia Ninja'.C1:'Public Metrics Mídia Ninja'.C1</svg:desc>
                </draw:g>
              </table:table-cell>
              <table:table-cell office:value-type="string">
                <text:p>Reply_count (Contagem de Respostas)</text:p>
                <draw:g>
                  <svg:desc>'Public Metrics Mídia Ninja'.D1:'Public Metrics Mídia Ninja'.D1</svg:desc>
                </draw:g>
              </table:table-cell>
              <table:table-cell office:value-type="string">
                <text:p>Like_count (Contagem de Curtidas)</text:p>
                <draw:g>
                  <svg:desc>'Public Metrics Mídia Ninja'.E1:'Public Metrics Mídia Ninja'.E1</svg:desc>
                </draw:g>
              </table:table-cell>
              <table:table-cell office:value-type="string">
                <text:p>Quote_count (Contagem de comentários)</text:p>
                <draw:g>
                  <svg:desc>'Public Metrics Mídia Ninja'.F1:'Public Metrics Mídia Ninj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">
                <text:p>331</text:p>
                <draw:g>
                  <svg:desc>'Public Metrics Mídia Ninja'.C17:'Public Metrics Mídia Ninja'.C17 'Public Metrics Mídia Ninja'.C44:'Public Metrics Mídia Ninja'.C44 'Public Metrics Mídia Ninja'.C47:'Public Metrics Mídia Ninja'.C47 'Public Metrics Mídia Ninja'.C50:'Public Metrics Mídia Ninja'.C50 'Public Metrics Mídia Ninja'.C53:'Public Metrics Mídia Ninja'.C53 'Public Metrics Mídia Ninja'.C58:'Public Metrics Mídia Ninja'.C59 'Public Metrics Mídia Ninja'.C63:'Public Metrics Mídia Ninja'.C63 'Public Metrics Mídia Ninja'.C67:'Public Metrics Mídia Ninja'.C67 'Public Metrics Mídia Ninja'.C69:'Public Metrics Mídia Ninja'.C69 'Public Metrics Mídia Ninja'.C77:'Public Metrics Mídia Ninja'.C77 'Public Metrics Mídia Ninja'.C80:'Public Metrics Mídia Ninja'.C80 'Public Metrics Mídia Ninja'.C88:'Public Metrics Mídia Ninja'.C88 'Public Metrics Mídia Ninja'.C91:'Public Metrics Mídia Ninja'.C92 'Public Metrics Mídia Ninja'.C96:'Public Metrics Mídia Ninja'.C96 'Public Metrics Mídia Ninja'.C114:'Public Metrics Mídia Ninja'.C114 'Public Metrics Mídia Ninja'.C136:'Public Metrics Mídia Ninja'.C136 'Public Metrics Mídia Ninja'.C167:'Public Metrics Mídia Ninja'.C167 'Public Metrics Mídia Ninja'.C171:'Public Metrics Mídia Ninja'.C171</svg:desc>
                </draw:g>
              </table:table-cell>
              <table:table-cell office:value-type="float" office:value="15">
                <text:p>15</text:p>
                <draw:g>
                  <svg:desc>'Public Metrics Mídia Ninja'.D17:'Public Metrics Mídia Ninja'.D17 'Public Metrics Mídia Ninja'.D44:'Public Metrics Mídia Ninja'.D44 'Public Metrics Mídia Ninja'.D47:'Public Metrics Mídia Ninja'.D47 'Public Metrics Mídia Ninja'.D50:'Public Metrics Mídia Ninja'.D50 'Public Metrics Mídia Ninja'.D53:'Public Metrics Mídia Ninja'.D53 'Public Metrics Mídia Ninja'.D58:'Public Metrics Mídia Ninja'.D59 'Public Metrics Mídia Ninja'.D63:'Public Metrics Mídia Ninja'.D63 'Public Metrics Mídia Ninja'.D67:'Public Metrics Mídia Ninja'.D67 'Public Metrics Mídia Ninja'.D69:'Public Metrics Mídia Ninja'.D69 'Public Metrics Mídia Ninja'.D77:'Public Metrics Mídia Ninja'.D77 'Public Metrics Mídia Ninja'.D80:'Public Metrics Mídia Ninja'.D80 'Public Metrics Mídia Ninja'.D88:'Public Metrics Mídia Ninja'.D88 'Public Metrics Mídia Ninja'.D91:'Public Metrics Mídia Ninja'.D92 'Public Metrics Mídia Ninja'.D96:'Public Metrics Mídia Ninja'.D96 'Public Metrics Mídia Ninja'.D114:'Public Metrics Mídia Ninja'.D114 'Public Metrics Mídia Ninja'.D136:'Public Metrics Mídia Ninja'.D136 'Public Metrics Mídia Ninja'.D167:'Public Metrics Mídia Ninja'.D167 'Public Metrics Mídia Ninja'.D171:'Public Metrics Mídia Ninja'.D171</svg:desc>
                </draw:g>
              </table:table-cell>
              <table:table-cell office:value-type="float" office:value="306">
                <text:p>306</text:p>
                <draw:g>
                  <svg:desc>'Public Metrics Mídia Ninja'.E17:'Public Metrics Mídia Ninja'.E17 'Public Metrics Mídia Ninja'.E44:'Public Metrics Mídia Ninja'.E44 'Public Metrics Mídia Ninja'.E47:'Public Metrics Mídia Ninja'.E47 'Public Metrics Mídia Ninja'.E50:'Public Metrics Mídia Ninja'.E50 'Public Metrics Mídia Ninja'.E53:'Public Metrics Mídia Ninja'.E53 'Public Metrics Mídia Ninja'.E58:'Public Metrics Mídia Ninja'.E59 'Public Metrics Mídia Ninja'.E63:'Public Metrics Mídia Ninja'.E63 'Public Metrics Mídia Ninja'.E67:'Public Metrics Mídia Ninja'.E67 'Public Metrics Mídia Ninja'.E69:'Public Metrics Mídia Ninja'.E69 'Public Metrics Mídia Ninja'.E77:'Public Metrics Mídia Ninja'.E77 'Public Metrics Mídia Ninja'.E80:'Public Metrics Mídia Ninja'.E80 'Public Metrics Mídia Ninja'.E88:'Public Metrics Mídia Ninja'.E88 'Public Metrics Mídia Ninja'.E91:'Public Metrics Mídia Ninja'.E92 'Public Metrics Mídia Ninja'.E96:'Public Metrics Mídia Ninja'.E96 'Public Metrics Mídia Ninja'.E114:'Public Metrics Mídia Ninja'.E114 'Public Metrics Mídia Ninja'.E136:'Public Metrics Mídia Ninja'.E136 'Public Metrics Mídia Ninja'.E167:'Public Metrics Mídia Ninja'.E167 'Public Metrics Mídia Ninja'.E171:'Public Metrics Mídia Ninja'.E171</svg:desc>
                </draw:g>
              </table:table-cell>
              <table:table-cell office:value-type="float" office:value="0">
                <text:p>0</text:p>
                <draw:g>
                  <svg:desc>'Public Metrics Mídia Ninja'.F17:'Public Metrics Mídia Ninja'.F17 'Public Metrics Mídia Ninja'.F44:'Public Metrics Mídia Ninja'.F44 'Public Metrics Mídia Ninja'.F47:'Public Metrics Mídia Ninja'.F47 'Public Metrics Mídia Ninja'.F50:'Public Metrics Mídia Ninja'.F50 'Public Metrics Mídia Ninja'.F53:'Public Metrics Mídia Ninja'.F53 'Public Metrics Mídia Ninja'.F58:'Public Metrics Mídia Ninja'.F59 'Public Metrics Mídia Ninja'.F63:'Public Metrics Mídia Ninja'.F63 'Public Metrics Mídia Ninja'.F67:'Public Metrics Mídia Ninja'.F67 'Public Metrics Mídia Ninja'.F69:'Public Metrics Mídia Ninja'.F69 'Public Metrics Mídia Ninja'.F77:'Public Metrics Mídia Ninja'.F77 'Public Metrics Mídia Ninja'.F80:'Public Metrics Mídia Ninja'.F80 'Public Metrics Mídia Ninja'.F88:'Public Metrics Mídia Ninja'.F88 'Public Metrics Mídia Ninja'.F91:'Public Metrics Mídia Ninja'.F92 'Public Metrics Mídia Ninja'.F96:'Public Metrics Mídia Ninja'.F96 'Public Metrics Mídia Ninja'.F114:'Public Metrics Mídia Ninja'.F114 'Public Metrics Mídia Ninja'.F136:'Public Metrics Mídia Ninja'.F136 'Public Metrics Mídia Ninja'.F167:'Public Metrics Mídia Ninja'.F167 'Public Metrics Mídia Ninja'.F171:'Public Metrics Mídia Ninja'.F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">
                <text:p>403</text:p>
              </table:table-cell>
              <table:table-cell office:value-type="float" office:value="8">
                <text:p>8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8">
                <text:p>668</text:p>
              </table:table-cell>
              <table:table-cell office:value-type="float" office:value="31">
                <text:p>31</text:p>
              </table:table-cell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6">
                <text:p>426</text:p>
              </table:table-cell>
              <table:table-cell office:value-type="float" office:value="25">
                <text:p>25</text:p>
              </table:table-cell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20">
                <text:p>20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7">
                <text:p>357</text:p>
              </table:table-cell>
              <table:table-cell office:value-type="float" office:value="20">
                <text:p>2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2">
                <text:p>382</text:p>
              </table:table-cell>
              <table:table-cell office:value-type="float" office:value="14">
                <text:p>14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">
                <text:p>265</text:p>
              </table:table-cell>
              <table:table-cell office:value-type="float" office:value="47">
                <text:p>4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">
                <text:p>318</text:p>
              </table:table-cell>
              <table:table-cell office:value-type="float" office:value="4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9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1474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7">
                <text:p>467</text:p>
              </table:table-cell>
              <table:table-cell office:value-type="float" office:value="17">
                <text:p>17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17">
                <text:p>17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7">
                <text:p>437</text:p>
              </table:table-cell>
              <table:table-cell office:value-type="float" office:value="24">
                <text:p>24</text:p>
              </table:table-cell>
              <table:table-cell office:value-type="float" office:value="639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6">
                <text:p>336</text:p>
              </table:table-cell>
              <table:table-cell office:value-type="float" office:value="12">
                <text:p>12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  <table:table-cell office:value-type="float" office:value="27">
                <text:p>27</text:p>
              </table:table-cell>
              <table:table-cell office:value-type="float" office:value="511">
                <text:p>5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1">
                <text:p>391</text:p>
              </table:table-cell>
              <table:table-cell office:value-type="float" office:value="23">
                <text:p>23</text:p>
              </table:table-cell>
              <table:table-cell office:value-type="float" office:value="616">
                <text:p>6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53">
                <text:p>53</text:p>
              </table:table-cell>
              <table:table-cell office:value-type="float" office:value="588">
                <text:p>5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">
                <text:p>308</text:p>
              </table:table-cell>
              <table:table-cell office:value-type="float" office:value="11">
                <text:p>11</text:p>
              </table:table-cell>
              <table:table-cell office:value-type="float" office:value="386">
                <text:p>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7">
                <text:p>337</text:p>
              </table:table-cell>
              <table:table-cell office:value-type="float" office:value="18">
                <text:p>18</text:p>
              </table:table-cell>
              <table:table-cell office:value-type="float" office:value="505">
                <text:p>50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